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imeSerie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WHOREGION</text:p>
          </table:table-cell>
          <table:table-cell office:value-type="string" calcext:value-type="string">
            <text:p>FLUREG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SDATE</text:p>
          </table:table-cell>
          <table:table-cell table:style-name="Default" office:value-type="string" calcext:value-type="string">
            <text:p>EDATE</text:p>
          </table:table-cell>
          <table:table-cell office:value-type="string" calcext:value-type="string">
            <text:p>SPEC_RECEIVED_NB</text:p>
          </table:table-cell>
          <table:table-cell office:value-type="string" calcext:value-type="string">
            <text:p>SPEC_PROCESSED_NB</text:p>
          </table:table-cell>
          <table:table-cell office:value-type="string" calcext:value-type="string">
            <text:p>AH1</text:p>
          </table:table-cell>
          <table:table-cell office:value-type="string" calcext:value-type="string">
            <text:p>AH1N12009</text:p>
          </table:table-cell>
          <table:table-cell office:value-type="string" calcext:value-type="string">
            <text:p>AH3</text:p>
          </table:table-cell>
          <table:table-cell office:value-type="string" calcext:value-type="string">
            <text:p>AH5</text:p>
          </table:table-cell>
          <table:table-cell office:value-type="string" calcext:value-type="string">
            <text:p>ANOTSUBTYPED</text:p>
          </table:table-cell>
          <table:table-cell office:value-type="string" calcext:value-type="string">
            <text:p>INF_A</text:p>
          </table:table-cell>
          <table:table-cell office:value-type="string" calcext:value-type="string">
            <text:p>BYAMAGATA</text:p>
          </table:table-cell>
          <table:table-cell office:value-type="string" calcext:value-type="string">
            <text:p>BVICTORIA</text:p>
          </table:table-cell>
          <table:table-cell office:value-type="string" calcext:value-type="string">
            <text:p>BNOTDETERMINED</text:p>
          </table:table-cell>
          <table:table-cell office:value-type="string" calcext:value-type="string">
            <text:p>INF_B</text:p>
          </table:table-cell>
          <table:table-cell office:value-type="string" calcext:value-type="string">
            <text:p>ALL_INF</text:p>
          </table:table-cell>
          <table:table-cell office:value-type="string" calcext:value-type="string">
            <text:p>ALL_INF2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5" calcext:value-type="float">
            <text:p>2005</text:p>
          </table:table-cell>
          <table:table-cell office:value-type="float" office:value="31" calcext:value-type="float">
            <text:p>31</text:p>
          </table:table-cell>
          <table:table-cell office:value-type="date" office:date-value="2005-08-01" calcext:value-type="date">
            <text:p>2005-08-01</text:p>
          </table:table-cell>
          <table:table-cell office:value-type="date" office:date-value="2005-08-07" calcext:value-type="date">
            <text:p>2005-08-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5" calcext:value-type="float">
            <text:p>2005</text:p>
          </table:table-cell>
          <table:table-cell office:value-type="float" office:value="33" calcext:value-type="float">
            <text:p>33</text:p>
          </table:table-cell>
          <table:table-cell office:value-type="date" office:date-value="2005-08-15" calcext:value-type="date">
            <text:p>2005-08-15</text:p>
          </table:table-cell>
          <table:table-cell office:value-type="date" office:date-value="2005-08-21" calcext:value-type="date">
            <text:p>2005-08-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5" calcext:value-type="float">
            <text:p>2005</text:p>
          </table:table-cell>
          <table:table-cell office:value-type="float" office:value="35" calcext:value-type="float">
            <text:p>35</text:p>
          </table:table-cell>
          <table:table-cell office:value-type="date" office:date-value="2005-08-29" calcext:value-type="date">
            <text:p>2005-08-29</text:p>
          </table:table-cell>
          <table:table-cell office:value-type="date" office:date-value="2005-09-04" calcext:value-type="date">
            <text:p>2005-09-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date" office:date-value="2006-06-05" calcext:value-type="date">
            <text:p>2006-06-05</text:p>
          </table:table-cell>
          <table:table-cell office:value-type="date" office:date-value="2006-06-11" calcext:value-type="date">
            <text:p>2006-06-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date" office:date-value="2006-06-26" calcext:value-type="date">
            <text:p>2006-06-26</text:p>
          </table:table-cell>
          <table:table-cell office:value-type="date" office:date-value="2006-07-02" calcext:value-type="date">
            <text:p>2006-07-0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date" office:date-value="2006-07-03" calcext:value-type="date">
            <text:p>2006-07-03</text:p>
          </table:table-cell>
          <table:table-cell office:value-type="date" office:date-value="2006-07-09" calcext:value-type="date">
            <text:p>2006-07-0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date" office:date-value="2006-07-10" calcext:value-type="date">
            <text:p>2006-07-10</text:p>
          </table:table-cell>
          <table:table-cell office:value-type="date" office:date-value="2006-07-16" calcext:value-type="date">
            <text:p>2006-07-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office:value-type="date" office:date-value="2006-08-28" calcext:value-type="date">
            <text:p>2006-08-28</text:p>
          </table:table-cell>
          <table:table-cell office:value-type="date" office:date-value="2006-09-03" calcext:value-type="date">
            <text:p>2006-09-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36" calcext:value-type="float">
            <text:p>36</text:p>
          </table:table-cell>
          <table:table-cell office:value-type="date" office:date-value="2006-09-04" calcext:value-type="date">
            <text:p>2006-09-04</text:p>
          </table:table-cell>
          <table:table-cell office:value-type="date" office:date-value="2006-09-10" calcext:value-type="date">
            <text:p>2006-09-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office:value-type="date" office:date-value="2006-10-02" calcext:value-type="date">
            <text:p>2006-10-02</text:p>
          </table:table-cell>
          <table:table-cell office:value-type="date" office:date-value="2006-10-08" calcext:value-type="date">
            <text:p>2006-10-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date" office:date-value="2006-10-09" calcext:value-type="date">
            <text:p>2006-10-09</text:p>
          </table:table-cell>
          <table:table-cell office:value-type="date" office:date-value="2006-10-15" calcext:value-type="date">
            <text:p>2006-10-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47" calcext:value-type="float">
            <text:p>47</text:p>
          </table:table-cell>
          <table:table-cell office:value-type="date" office:date-value="2006-11-20" calcext:value-type="date">
            <text:p>2006-11-20</text:p>
          </table:table-cell>
          <table:table-cell office:value-type="date" office:date-value="2006-11-26" calcext:value-type="date">
            <text:p>2006-11-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48" calcext:value-type="float">
            <text:p>48</text:p>
          </table:table-cell>
          <table:table-cell office:value-type="date" office:date-value="2006-11-27" calcext:value-type="date">
            <text:p>2006-11-27</text:p>
          </table:table-cell>
          <table:table-cell office:value-type="date" office:date-value="2006-12-03" calcext:value-type="date">
            <text:p>2006-12-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date" office:date-value="2006-12-04" calcext:value-type="date">
            <text:p>2006-12-04</text:p>
          </table:table-cell>
          <table:table-cell office:value-type="date" office:date-value="2006-12-10" calcext:value-type="date">
            <text:p>2006-12-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date" office:date-value="2007-01-01" calcext:value-type="date">
            <text:p>2007-01-01</text:p>
          </table:table-cell>
          <table:table-cell office:value-type="date" office:date-value="2007-01-07" calcext:value-type="date">
            <text:p>2007-01-0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date" office:date-value="2007-01-08" calcext:value-type="date">
            <text:p>2007-01-08</text:p>
          </table:table-cell>
          <table:table-cell office:value-type="date" office:date-value="2007-01-14" calcext:value-type="date">
            <text:p>2007-01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date" office:date-value="2007-04-16" calcext:value-type="date">
            <text:p>2007-04-16</text:p>
          </table:table-cell>
          <table:table-cell office:value-type="date" office:date-value="2007-04-22" calcext:value-type="date">
            <text:p>2007-04-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date" office:date-value="2007-05-21" calcext:value-type="date">
            <text:p>2007-05-21</text:p>
          </table:table-cell>
          <table:table-cell office:value-type="date" office:date-value="2007-05-27" calcext:value-type="date">
            <text:p>2007-05-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date" office:date-value="2007-05-28" calcext:value-type="date">
            <text:p>2007-05-28</text:p>
          </table:table-cell>
          <table:table-cell office:value-type="date" office:date-value="2007-06-03" calcext:value-type="date">
            <text:p>2007-06-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date" office:date-value="2007-06-04" calcext:value-type="date">
            <text:p>2007-06-04</text:p>
          </table:table-cell>
          <table:table-cell office:value-type="date" office:date-value="2007-06-10" calcext:value-type="date">
            <text:p>2007-06-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date" office:date-value="2007-06-11" calcext:value-type="date">
            <text:p>2007-06-11</text:p>
          </table:table-cell>
          <table:table-cell office:value-type="date" office:date-value="2007-06-17" calcext:value-type="date">
            <text:p>2007-06-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date" office:date-value="2007-06-18" calcext:value-type="date">
            <text:p>2007-06-18</text:p>
          </table:table-cell>
          <table:table-cell office:value-type="date" office:date-value="2007-06-24" calcext:value-type="date">
            <text:p>2007-06-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date" office:date-value="2007-06-25" calcext:value-type="date">
            <text:p>2007-06-25</text:p>
          </table:table-cell>
          <table:table-cell office:value-type="date" office:date-value="2007-07-01" calcext:value-type="date">
            <text:p>2007-07-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date" office:date-value="2007-07-02" calcext:value-type="date">
            <text:p>2007-07-02</text:p>
          </table:table-cell>
          <table:table-cell office:value-type="date" office:date-value="2007-07-08" calcext:value-type="date">
            <text:p>2007-07-0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date" office:date-value="2007-07-09" calcext:value-type="date">
            <text:p>2007-07-09</text:p>
          </table:table-cell>
          <table:table-cell office:value-type="date" office:date-value="2007-07-15" calcext:value-type="date">
            <text:p>2007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date" office:date-value="2007-07-16" calcext:value-type="date">
            <text:p>2007-07-16</text:p>
          </table:table-cell>
          <table:table-cell office:value-type="date" office:date-value="2007-07-22" calcext:value-type="date">
            <text:p>2007-07-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date" office:date-value="2007-07-23" calcext:value-type="date">
            <text:p>2007-07-23</text:p>
          </table:table-cell>
          <table:table-cell office:value-type="date" office:date-value="2007-07-29" calcext:value-type="date">
            <text:p>2007-07-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1" calcext:value-type="float">
            <text:p>31</text:p>
          </table:table-cell>
          <table:table-cell office:value-type="date" office:date-value="2007-07-30" calcext:value-type="date">
            <text:p>2007-07-30</text:p>
          </table:table-cell>
          <table:table-cell office:value-type="date" office:date-value="2007-08-05" calcext:value-type="date">
            <text:p>2007-08-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date" office:date-value="2007-08-06" calcext:value-type="date">
            <text:p>2007-08-06</text:p>
          </table:table-cell>
          <table:table-cell office:value-type="date" office:date-value="2007-08-12" calcext:value-type="date">
            <text:p>2007-08-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  <table:table-cell office:value-type="date" office:date-value="2007-08-13" calcext:value-type="date">
            <text:p>2007-08-13</text:p>
          </table:table-cell>
          <table:table-cell office:value-type="date" office:date-value="2007-08-19" calcext:value-type="date">
            <text:p>2007-08-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date" office:date-value="2007-08-20" calcext:value-type="date">
            <text:p>2007-08-20</text:p>
          </table:table-cell>
          <table:table-cell office:value-type="date" office:date-value="2007-08-26" calcext:value-type="date">
            <text:p>2007-08-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5" calcext:value-type="float">
            <text:p>35</text:p>
          </table:table-cell>
          <table:table-cell office:value-type="date" office:date-value="2007-08-27" calcext:value-type="date">
            <text:p>2007-08-27</text:p>
          </table:table-cell>
          <table:table-cell office:value-type="date" office:date-value="2007-09-02" calcext:value-type="date">
            <text:p>2007-09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  <table:table-cell office:value-type="date" office:date-value="2007-09-03" calcext:value-type="date">
            <text:p>2007-09-03</text:p>
          </table:table-cell>
          <table:table-cell office:value-type="date" office:date-value="2007-09-09" calcext:value-type="date">
            <text:p>2007-09-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date" office:date-value="2007-09-10" calcext:value-type="date">
            <text:p>2007-09-10</text:p>
          </table:table-cell>
          <table:table-cell office:value-type="date" office:date-value="2007-09-16" calcext:value-type="date">
            <text:p>2007-09-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  <table:table-cell office:value-type="date" office:date-value="2007-11-26" calcext:value-type="date">
            <text:p>2007-11-26</text:p>
          </table:table-cell>
          <table:table-cell office:value-type="date" office:date-value="2007-12-02" calcext:value-type="date">
            <text:p>2007-12-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date" office:date-value="2007-12-31" calcext:value-type="date">
            <text:p>2007-12-31</text:p>
          </table:table-cell>
          <table:table-cell office:value-type="date" office:date-value="2008-01-06" calcext:value-type="date">
            <text:p>2008-01-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date" office:date-value="2008-01-07" calcext:value-type="date">
            <text:p>2008-01-07</text:p>
          </table:table-cell>
          <table:table-cell office:value-type="date" office:date-value="2008-01-13" calcext:value-type="date">
            <text:p>2008-01-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date" office:date-value="2008-01-14" calcext:value-type="date">
            <text:p>2008-01-14</text:p>
          </table:table-cell>
          <table:table-cell office:value-type="date" office:date-value="2008-01-20" calcext:value-type="date">
            <text:p>2008-01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date" office:date-value="2008-01-21" calcext:value-type="date">
            <text:p>2008-01-21</text:p>
          </table:table-cell>
          <table:table-cell office:value-type="date" office:date-value="2008-01-27" calcext:value-type="date">
            <text:p>2008-01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date" office:date-value="2008-01-28" calcext:value-type="date">
            <text:p>2008-01-28</text:p>
          </table:table-cell>
          <table:table-cell office:value-type="date" office:date-value="2008-02-03" calcext:value-type="date">
            <text:p>2008-02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date" office:date-value="2008-02-04" calcext:value-type="date">
            <text:p>2008-02-04</text:p>
          </table:table-cell>
          <table:table-cell office:value-type="date" office:date-value="2008-02-10" calcext:value-type="date">
            <text:p>2008-02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date" office:date-value="2008-02-11" calcext:value-type="date">
            <text:p>2008-02-11</text:p>
          </table:table-cell>
          <table:table-cell office:value-type="date" office:date-value="2008-02-17" calcext:value-type="date">
            <text:p>2008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date" office:date-value="2008-02-18" calcext:value-type="date">
            <text:p>2008-02-18</text:p>
          </table:table-cell>
          <table:table-cell office:value-type="date" office:date-value="2008-02-24" calcext:value-type="date">
            <text:p>2008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date" office:date-value="2008-02-25" calcext:value-type="date">
            <text:p>2008-02-25</text:p>
          </table:table-cell>
          <table:table-cell office:value-type="date" office:date-value="2008-03-02" calcext:value-type="date">
            <text:p>2008-03-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date" office:date-value="2008-03-03" calcext:value-type="date">
            <text:p>2008-03-03</text:p>
          </table:table-cell>
          <table:table-cell office:value-type="date" office:date-value="2008-03-09" calcext:value-type="date">
            <text:p>2008-03-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date" office:date-value="2008-03-10" calcext:value-type="date">
            <text:p>2008-03-10</text:p>
          </table:table-cell>
          <table:table-cell office:value-type="date" office:date-value="2008-03-16" calcext:value-type="date">
            <text:p>2008-03-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date" office:date-value="2008-03-17" calcext:value-type="date">
            <text:p>2008-03-17</text:p>
          </table:table-cell>
          <table:table-cell office:value-type="date" office:date-value="2008-03-23" calcext:value-type="date">
            <text:p>2008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date" office:date-value="2008-03-24" calcext:value-type="date">
            <text:p>2008-03-24</text:p>
          </table:table-cell>
          <table:table-cell office:value-type="date" office:date-value="2008-03-30" calcext:value-type="date">
            <text:p>2008-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date" office:date-value="2008-03-31" calcext:value-type="date">
            <text:p>2008-03-31</text:p>
          </table:table-cell>
          <table:table-cell office:value-type="date" office:date-value="2008-04-06" calcext:value-type="date">
            <text:p>2008-04-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date" office:date-value="2008-04-07" calcext:value-type="date">
            <text:p>2008-04-07</text:p>
          </table:table-cell>
          <table:table-cell office:value-type="date" office:date-value="2008-04-13" calcext:value-type="date">
            <text:p>2008-04-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date" office:date-value="2008-04-14" calcext:value-type="date">
            <text:p>2008-04-14</text:p>
          </table:table-cell>
          <table:table-cell office:value-type="date" office:date-value="2008-04-20" calcext:value-type="date">
            <text:p>2008-04-2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date" office:date-value="2008-04-21" calcext:value-type="date">
            <text:p>2008-04-21</text:p>
          </table:table-cell>
          <table:table-cell office:value-type="date" office:date-value="2008-04-27" calcext:value-type="date">
            <text:p>2008-04-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date" office:date-value="2008-04-28" calcext:value-type="date">
            <text:p>2008-04-28</text:p>
          </table:table-cell>
          <table:table-cell office:value-type="date" office:date-value="2008-05-04" calcext:value-type="date">
            <text:p>2008-05-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date" office:date-value="2008-05-05" calcext:value-type="date">
            <text:p>2008-05-05</text:p>
          </table:table-cell>
          <table:table-cell office:value-type="date" office:date-value="2008-05-11" calcext:value-type="date">
            <text:p>2008-05-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date" office:date-value="2008-05-12" calcext:value-type="date">
            <text:p>2008-05-12</text:p>
          </table:table-cell>
          <table:table-cell office:value-type="date" office:date-value="2008-05-18" calcext:value-type="date">
            <text:p>2008-05-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date" office:date-value="2008-05-19" calcext:value-type="date">
            <text:p>2008-05-19</text:p>
          </table:table-cell>
          <table:table-cell office:value-type="date" office:date-value="2008-05-25" calcext:value-type="date">
            <text:p>2008-05-25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date" office:date-value="2008-05-26" calcext:value-type="date">
            <text:p>2008-05-26</text:p>
          </table:table-cell>
          <table:table-cell office:value-type="date" office:date-value="2008-06-01" calcext:value-type="date">
            <text:p>2008-06-0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date" office:date-value="2008-06-02" calcext:value-type="date">
            <text:p>2008-06-02</text:p>
          </table:table-cell>
          <table:table-cell office:value-type="date" office:date-value="2008-06-08" calcext:value-type="date">
            <text:p>2008-06-08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date" office:date-value="2008-06-09" calcext:value-type="date">
            <text:p>2008-06-09</text:p>
          </table:table-cell>
          <table:table-cell office:value-type="date" office:date-value="2008-06-15" calcext:value-type="date">
            <text:p>2008-06-1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date" office:date-value="2008-06-16" calcext:value-type="date">
            <text:p>2008-06-16</text:p>
          </table:table-cell>
          <table:table-cell office:value-type="date" office:date-value="2008-06-22" calcext:value-type="date">
            <text:p>2008-06-2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date" office:date-value="2008-06-23" calcext:value-type="date">
            <text:p>2008-06-23</text:p>
          </table:table-cell>
          <table:table-cell office:value-type="date" office:date-value="2008-06-29" calcext:value-type="date">
            <text:p>2008-06-29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date" office:date-value="2008-06-30" calcext:value-type="date">
            <text:p>2008-06-30</text:p>
          </table:table-cell>
          <table:table-cell office:value-type="date" office:date-value="2008-07-06" calcext:value-type="date">
            <text:p>2008-07-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date" office:date-value="2008-07-07" calcext:value-type="date">
            <text:p>2008-07-07</text:p>
          </table:table-cell>
          <table:table-cell office:value-type="date" office:date-value="2008-07-13" calcext:value-type="date">
            <text:p>2008-07-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date" office:date-value="2008-07-14" calcext:value-type="date">
            <text:p>2008-07-14</text:p>
          </table:table-cell>
          <table:table-cell office:value-type="date" office:date-value="2008-07-20" calcext:value-type="date">
            <text:p>2008-07-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date" office:date-value="2008-07-21" calcext:value-type="date">
            <text:p>2008-07-21</text:p>
          </table:table-cell>
          <table:table-cell office:value-type="date" office:date-value="2008-07-27" calcext:value-type="date">
            <text:p>2008-07-2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1" calcext:value-type="float">
            <text:p>31</text:p>
          </table:table-cell>
          <table:table-cell office:value-type="date" office:date-value="2008-07-28" calcext:value-type="date">
            <text:p>2008-07-28</text:p>
          </table:table-cell>
          <table:table-cell office:value-type="date" office:date-value="2008-08-03" calcext:value-type="date">
            <text:p>2008-08-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date" office:date-value="2008-08-04" calcext:value-type="date">
            <text:p>2008-08-04</text:p>
          </table:table-cell>
          <table:table-cell office:value-type="date" office:date-value="2008-08-10" calcext:value-type="date">
            <text:p>2008-08-1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date" office:date-value="2008-08-11" calcext:value-type="date">
            <text:p>2008-08-11</text:p>
          </table:table-cell>
          <table:table-cell office:value-type="date" office:date-value="2008-08-17" calcext:value-type="date">
            <text:p>2008-08-1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date" office:date-value="2008-08-18" calcext:value-type="date">
            <text:p>2008-08-18</text:p>
          </table:table-cell>
          <table:table-cell office:value-type="date" office:date-value="2008-08-24" calcext:value-type="date">
            <text:p>2008-08-2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date" office:date-value="2008-08-25" calcext:value-type="date">
            <text:p>2008-08-25</text:p>
          </table:table-cell>
          <table:table-cell office:value-type="date" office:date-value="2008-08-31" calcext:value-type="date">
            <text:p>2008-08-3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date" office:date-value="2008-09-01" calcext:value-type="date">
            <text:p>2008-09-01</text:p>
          </table:table-cell>
          <table:table-cell office:value-type="date" office:date-value="2008-09-07" calcext:value-type="date">
            <text:p>2008-09-0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7" calcext:value-type="float">
            <text:p>37</text:p>
          </table:table-cell>
          <table:table-cell office:value-type="date" office:date-value="2008-09-08" calcext:value-type="date">
            <text:p>2008-09-08</text:p>
          </table:table-cell>
          <table:table-cell office:value-type="date" office:date-value="2008-09-14" calcext:value-type="date">
            <text:p>2008-09-1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8" calcext:value-type="float">
            <text:p>38</text:p>
          </table:table-cell>
          <table:table-cell office:value-type="date" office:date-value="2008-09-15" calcext:value-type="date">
            <text:p>2008-09-15</text:p>
          </table:table-cell>
          <table:table-cell office:value-type="date" office:date-value="2008-09-21" calcext:value-type="date">
            <text:p>2008-09-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  <table:table-cell office:value-type="date" office:date-value="2008-09-22" calcext:value-type="date">
            <text:p>2008-09-22</text:p>
          </table:table-cell>
          <table:table-cell office:value-type="date" office:date-value="2008-09-28" calcext:value-type="date">
            <text:p>2008-09-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date" office:date-value="2008-09-29" calcext:value-type="date">
            <text:p>2008-09-29</text:p>
          </table:table-cell>
          <table:table-cell office:value-type="date" office:date-value="2008-10-05" calcext:value-type="date">
            <text:p>2008-10-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1" calcext:value-type="float">
            <text:p>41</text:p>
          </table:table-cell>
          <table:table-cell office:value-type="date" office:date-value="2008-10-06" calcext:value-type="date">
            <text:p>2008-10-06</text:p>
          </table:table-cell>
          <table:table-cell office:value-type="date" office:date-value="2008-10-12" calcext:value-type="date">
            <text:p>2008-10-1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2" calcext:value-type="float">
            <text:p>42</text:p>
          </table:table-cell>
          <table:table-cell office:value-type="date" office:date-value="2008-10-13" calcext:value-type="date">
            <text:p>2008-10-13</text:p>
          </table:table-cell>
          <table:table-cell office:value-type="date" office:date-value="2008-10-19" calcext:value-type="date">
            <text:p>2008-10-1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  <table:table-cell office:value-type="date" office:date-value="2008-10-20" calcext:value-type="date">
            <text:p>2008-10-20</text:p>
          </table:table-cell>
          <table:table-cell office:value-type="date" office:date-value="2008-10-26" calcext:value-type="date">
            <text:p>2008-10-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date" office:date-value="2008-10-27" calcext:value-type="date">
            <text:p>2008-10-27</text:p>
          </table:table-cell>
          <table:table-cell office:value-type="date" office:date-value="2008-11-02" calcext:value-type="date">
            <text:p>2008-11-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5" calcext:value-type="float">
            <text:p>45</text:p>
          </table:table-cell>
          <table:table-cell office:value-type="date" office:date-value="2008-11-03" calcext:value-type="date">
            <text:p>2008-11-03</text:p>
          </table:table-cell>
          <table:table-cell office:value-type="date" office:date-value="2008-11-09" calcext:value-type="date">
            <text:p>2008-11-0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  <table:table-cell office:value-type="date" office:date-value="2008-11-10" calcext:value-type="date">
            <text:p>2008-11-10</text:p>
          </table:table-cell>
          <table:table-cell office:value-type="date" office:date-value="2008-11-16" calcext:value-type="date">
            <text:p>2008-11-1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office:value-type="date" office:date-value="2008-11-17" calcext:value-type="date">
            <text:p>2008-11-17</text:p>
          </table:table-cell>
          <table:table-cell office:value-type="date" office:date-value="2008-11-23" calcext:value-type="date">
            <text:p>2008-11-23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  <table:table-cell office:value-type="date" office:date-value="2008-11-24" calcext:value-type="date">
            <text:p>2008-11-24</text:p>
          </table:table-cell>
          <table:table-cell office:value-type="date" office:date-value="2008-11-30" calcext:value-type="date">
            <text:p>2008-11-3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  <table:table-cell office:value-type="date" office:date-value="2008-12-01" calcext:value-type="date">
            <text:p>2008-12-01</text:p>
          </table:table-cell>
          <table:table-cell office:value-type="date" office:date-value="2008-12-07" calcext:value-type="date">
            <text:p>2008-12-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  <table:table-cell office:value-type="date" office:date-value="2008-12-08" calcext:value-type="date">
            <text:p>2008-12-08</text:p>
          </table:table-cell>
          <table:table-cell office:value-type="date" office:date-value="2008-12-14" calcext:value-type="date">
            <text:p>2008-12-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51" calcext:value-type="float">
            <text:p>51</text:p>
          </table:table-cell>
          <table:table-cell office:value-type="date" office:date-value="2008-12-15" calcext:value-type="date">
            <text:p>2008-12-15</text:p>
          </table:table-cell>
          <table:table-cell office:value-type="date" office:date-value="2008-12-21" calcext:value-type="date">
            <text:p>2008-12-2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8" calcext:value-type="float">
            <text:p>2008</text:p>
          </table:table-cell>
          <table:table-cell office:value-type="float" office:value="52" calcext:value-type="float">
            <text:p>52</text:p>
          </table:table-cell>
          <table:table-cell office:value-type="date" office:date-value="2008-12-22" calcext:value-type="date">
            <text:p>2008-12-22</text:p>
          </table:table-cell>
          <table:table-cell office:value-type="date" office:date-value="2008-12-28" calcext:value-type="date">
            <text:p>2008-12-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date" office:date-value="2008-12-29" calcext:value-type="date">
            <text:p>2008-12-29</text:p>
          </table:table-cell>
          <table:table-cell office:value-type="date" office:date-value="2009-01-04" calcext:value-type="date">
            <text:p>2009-01-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date" office:date-value="2009-01-05" calcext:value-type="date">
            <text:p>2009-01-05</text:p>
          </table:table-cell>
          <table:table-cell office:value-type="date" office:date-value="2009-01-11" calcext:value-type="date">
            <text:p>2009-01-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date" office:date-value="2009-01-12" calcext:value-type="date">
            <text:p>2009-01-12</text:p>
          </table:table-cell>
          <table:table-cell office:value-type="date" office:date-value="2009-01-18" calcext:value-type="date">
            <text:p>2009-01-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date" office:date-value="2009-01-19" calcext:value-type="date">
            <text:p>2009-01-19</text:p>
          </table:table-cell>
          <table:table-cell office:value-type="date" office:date-value="2009-01-25" calcext:value-type="date">
            <text:p>2009-01-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date" office:date-value="2009-01-26" calcext:value-type="date">
            <text:p>2009-01-26</text:p>
          </table:table-cell>
          <table:table-cell office:value-type="date" office:date-value="2009-02-01" calcext:value-type="date">
            <text:p>2009-02-0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date" office:date-value="2009-02-02" calcext:value-type="date">
            <text:p>2009-02-02</text:p>
          </table:table-cell>
          <table:table-cell office:value-type="date" office:date-value="2009-02-08" calcext:value-type="date">
            <text:p>2009-02-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date" office:date-value="2009-02-09" calcext:value-type="date">
            <text:p>2009-02-09</text:p>
          </table:table-cell>
          <table:table-cell office:value-type="date" office:date-value="2009-02-15" calcext:value-type="date">
            <text:p>2009-02-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date" office:date-value="2009-02-16" calcext:value-type="date">
            <text:p>2009-02-16</text:p>
          </table:table-cell>
          <table:table-cell office:value-type="date" office:date-value="2009-02-22" calcext:value-type="date">
            <text:p>2009-02-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date" office:date-value="2009-02-23" calcext:value-type="date">
            <text:p>2009-02-23</text:p>
          </table:table-cell>
          <table:table-cell office:value-type="date" office:date-value="2009-03-01" calcext:value-type="date">
            <text:p>2009-03-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date" office:date-value="2009-03-02" calcext:value-type="date">
            <text:p>2009-03-02</text:p>
          </table:table-cell>
          <table:table-cell office:value-type="date" office:date-value="2009-03-08" calcext:value-type="date">
            <text:p>2009-03-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date" office:date-value="2009-03-09" calcext:value-type="date">
            <text:p>2009-03-09</text:p>
          </table:table-cell>
          <table:table-cell office:value-type="date" office:date-value="2009-03-15" calcext:value-type="date">
            <text:p>2009-03-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date" office:date-value="2009-03-16" calcext:value-type="date">
            <text:p>2009-03-16</text:p>
          </table:table-cell>
          <table:table-cell office:value-type="date" office:date-value="2009-03-22" calcext:value-type="date">
            <text:p>2009-03-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date" office:date-value="2009-03-23" calcext:value-type="date">
            <text:p>2009-03-23</text:p>
          </table:table-cell>
          <table:table-cell office:value-type="date" office:date-value="2009-03-29" calcext:value-type="date">
            <text:p>2009-03-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date" office:date-value="2009-03-30" calcext:value-type="date">
            <text:p>2009-03-30</text:p>
          </table:table-cell>
          <table:table-cell office:value-type="date" office:date-value="2009-04-05" calcext:value-type="date">
            <text:p>2009-04-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date" office:date-value="2009-04-06" calcext:value-type="date">
            <text:p>2009-04-06</text:p>
          </table:table-cell>
          <table:table-cell office:value-type="date" office:date-value="2009-04-12" calcext:value-type="date">
            <text:p>2009-04-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date" office:date-value="2009-04-13" calcext:value-type="date">
            <text:p>2009-04-13</text:p>
          </table:table-cell>
          <table:table-cell office:value-type="date" office:date-value="2009-04-19" calcext:value-type="date">
            <text:p>2009-04-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date" office:date-value="2009-04-20" calcext:value-type="date">
            <text:p>2009-04-20</text:p>
          </table:table-cell>
          <table:table-cell office:value-type="date" office:date-value="2009-04-26" calcext:value-type="date">
            <text:p>2009-04-2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date" office:date-value="2009-04-27" calcext:value-type="date">
            <text:p>2009-04-27</text:p>
          </table:table-cell>
          <table:table-cell office:value-type="date" office:date-value="2009-05-03" calcext:value-type="date">
            <text:p>2009-05-03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date" office:date-value="2009-05-04" calcext:value-type="date">
            <text:p>2009-05-04</text:p>
          </table:table-cell>
          <table:table-cell office:value-type="date" office:date-value="2009-05-10" calcext:value-type="date">
            <text:p>2009-05-10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date" office:date-value="2009-05-11" calcext:value-type="date">
            <text:p>2009-05-11</text:p>
          </table:table-cell>
          <table:table-cell office:value-type="date" office:date-value="2009-05-17" calcext:value-type="date">
            <text:p>2009-05-17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4"/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date" office:date-value="2009-05-18" calcext:value-type="date">
            <text:p>2009-05-18</text:p>
          </table:table-cell>
          <table:table-cell office:value-type="date" office:date-value="2009-05-24" calcext:value-type="date">
            <text:p>2009-05-24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4"/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date" office:date-value="2009-05-25" calcext:value-type="date">
            <text:p>2009-05-25</text:p>
          </table:table-cell>
          <table:table-cell office:value-type="date" office:date-value="2009-05-31" calcext:value-type="date">
            <text:p>2009-05-31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date" office:date-value="2010-01-04" calcext:value-type="date">
            <text:p>2010-01-04</text:p>
          </table:table-cell>
          <table:table-cell office:value-type="date" office:date-value="2010-01-10" calcext:value-type="date">
            <text:p>2010-01-1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date" office:date-value="2010-01-11" calcext:value-type="date">
            <text:p>2010-01-11</text:p>
          </table:table-cell>
          <table:table-cell office:value-type="date" office:date-value="2010-01-17" calcext:value-type="date">
            <text:p>2010-01-17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date" office:date-value="2010-01-18" calcext:value-type="date">
            <text:p>2010-01-18</text:p>
          </table:table-cell>
          <table:table-cell office:value-type="date" office:date-value="2010-01-24" calcext:value-type="date">
            <text:p>2010-01-24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date" office:date-value="2010-01-25" calcext:value-type="date">
            <text:p>2010-01-25</text:p>
          </table:table-cell>
          <table:table-cell office:value-type="date" office:date-value="2010-01-31" calcext:value-type="date">
            <text:p>2010-01-31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date" office:date-value="2010-02-01" calcext:value-type="date">
            <text:p>2010-02-01</text:p>
          </table:table-cell>
          <table:table-cell office:value-type="date" office:date-value="2010-02-07" calcext:value-type="date">
            <text:p>2010-02-0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date" office:date-value="2010-02-08" calcext:value-type="date">
            <text:p>2010-02-08</text:p>
          </table:table-cell>
          <table:table-cell office:value-type="date" office:date-value="2010-02-14" calcext:value-type="date">
            <text:p>2010-02-1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date" office:date-value="2010-02-15" calcext:value-type="date">
            <text:p>2010-02-15</text:p>
          </table:table-cell>
          <table:table-cell office:value-type="date" office:date-value="2010-02-21" calcext:value-type="date">
            <text:p>2010-02-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date" office:date-value="2010-02-22" calcext:value-type="date">
            <text:p>2010-02-22</text:p>
          </table:table-cell>
          <table:table-cell office:value-type="date" office:date-value="2010-02-28" calcext:value-type="date">
            <text:p>2010-02-2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date" office:date-value="2010-03-01" calcext:value-type="date">
            <text:p>2010-03-01</text:p>
          </table:table-cell>
          <table:table-cell office:value-type="date" office:date-value="2010-03-07" calcext:value-type="date">
            <text:p>2010-03-0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date" office:date-value="2010-03-08" calcext:value-type="date">
            <text:p>2010-03-08</text:p>
          </table:table-cell>
          <table:table-cell office:value-type="date" office:date-value="2010-03-14" calcext:value-type="date">
            <text:p>2010-03-1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date" office:date-value="2010-03-15" calcext:value-type="date">
            <text:p>2010-03-15</text:p>
          </table:table-cell>
          <table:table-cell office:value-type="date" office:date-value="2010-03-21" calcext:value-type="date">
            <text:p>2010-03-2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date" office:date-value="2010-03-22" calcext:value-type="date">
            <text:p>2010-03-22</text:p>
          </table:table-cell>
          <table:table-cell office:value-type="date" office:date-value="2010-03-28" calcext:value-type="date">
            <text:p>2010-03-2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date" office:date-value="2010-03-29" calcext:value-type="date">
            <text:p>2010-03-29</text:p>
          </table:table-cell>
          <table:table-cell office:value-type="date" office:date-value="2010-04-04" calcext:value-type="date">
            <text:p>2010-04-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date" office:date-value="2010-04-05" calcext:value-type="date">
            <text:p>2010-04-05</text:p>
          </table:table-cell>
          <table:table-cell office:value-type="date" office:date-value="2010-04-11" calcext:value-type="date">
            <text:p>2010-04-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date" office:date-value="2010-04-12" calcext:value-type="date">
            <text:p>2010-04-12</text:p>
          </table:table-cell>
          <table:table-cell office:value-type="date" office:date-value="2010-04-18" calcext:value-type="date">
            <text:p>2010-04-1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date" office:date-value="2010-04-19" calcext:value-type="date">
            <text:p>2010-04-19</text:p>
          </table:table-cell>
          <table:table-cell office:value-type="date" office:date-value="2010-04-25" calcext:value-type="date">
            <text:p>2010-04-2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date" office:date-value="2010-04-26" calcext:value-type="date">
            <text:p>2010-04-26</text:p>
          </table:table-cell>
          <table:table-cell office:value-type="date" office:date-value="2010-05-02" calcext:value-type="date">
            <text:p>2010-05-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date" office:date-value="2010-05-03" calcext:value-type="date">
            <text:p>2010-05-03</text:p>
          </table:table-cell>
          <table:table-cell office:value-type="date" office:date-value="2010-05-09" calcext:value-type="date">
            <text:p>2010-05-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date" office:date-value="2010-05-10" calcext:value-type="date">
            <text:p>2010-05-10</text:p>
          </table:table-cell>
          <table:table-cell office:value-type="date" office:date-value="2010-05-16" calcext:value-type="date">
            <text:p>2010-05-1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date" office:date-value="2010-05-17" calcext:value-type="date">
            <text:p>2010-05-17</text:p>
          </table:table-cell>
          <table:table-cell office:value-type="date" office:date-value="2010-05-23" calcext:value-type="date">
            <text:p>2010-05-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date" office:date-value="2010-05-24" calcext:value-type="date">
            <text:p>2010-05-24</text:p>
          </table:table-cell>
          <table:table-cell office:value-type="date" office:date-value="2010-05-30" calcext:value-type="date">
            <text:p>2010-05-3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date" office:date-value="2010-05-31" calcext:value-type="date">
            <text:p>2010-05-31</text:p>
          </table:table-cell>
          <table:table-cell office:value-type="date" office:date-value="2010-06-06" calcext:value-type="date">
            <text:p>2010-06-0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date" office:date-value="2010-06-07" calcext:value-type="date">
            <text:p>2010-06-07</text:p>
          </table:table-cell>
          <table:table-cell office:value-type="date" office:date-value="2010-06-13" calcext:value-type="date">
            <text:p>2010-06-13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date" office:date-value="2010-06-14" calcext:value-type="date">
            <text:p>2010-06-14</text:p>
          </table:table-cell>
          <table:table-cell office:value-type="date" office:date-value="2010-06-20" calcext:value-type="date">
            <text:p>2010-06-2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date" office:date-value="2010-06-21" calcext:value-type="date">
            <text:p>2010-06-21</text:p>
          </table:table-cell>
          <table:table-cell office:value-type="date" office:date-value="2010-06-27" calcext:value-type="date">
            <text:p>2010-06-2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date" office:date-value="2010-06-28" calcext:value-type="date">
            <text:p>2010-06-28</text:p>
          </table:table-cell>
          <table:table-cell office:value-type="date" office:date-value="2010-07-04" calcext:value-type="date">
            <text:p>2010-07-0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date" office:date-value="2010-07-05" calcext:value-type="date">
            <text:p>2010-07-05</text:p>
          </table:table-cell>
          <table:table-cell office:value-type="date" office:date-value="2010-07-11" calcext:value-type="date">
            <text:p>2010-07-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date" office:date-value="2010-07-12" calcext:value-type="date">
            <text:p>2010-07-12</text:p>
          </table:table-cell>
          <table:table-cell office:value-type="date" office:date-value="2010-07-18" calcext:value-type="date">
            <text:p>2010-07-1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date" office:date-value="2010-07-19" calcext:value-type="date">
            <text:p>2010-07-19</text:p>
          </table:table-cell>
          <table:table-cell office:value-type="date" office:date-value="2010-07-25" calcext:value-type="date">
            <text:p>2010-07-2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date" office:date-value="2010-07-26" calcext:value-type="date">
            <text:p>2010-07-26</text:p>
          </table:table-cell>
          <table:table-cell office:value-type="date" office:date-value="2010-08-01" calcext:value-type="date">
            <text:p>2010-08-0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date" office:date-value="2010-08-02" calcext:value-type="date">
            <text:p>2010-08-02</text:p>
          </table:table-cell>
          <table:table-cell office:value-type="date" office:date-value="2010-08-08" calcext:value-type="date">
            <text:p>2010-08-0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date" office:date-value="2010-08-09" calcext:value-type="date">
            <text:p>2010-08-09</text:p>
          </table:table-cell>
          <table:table-cell office:value-type="date" office:date-value="2010-08-15" calcext:value-type="date">
            <text:p>2010-08-1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date" office:date-value="2010-08-16" calcext:value-type="date">
            <text:p>2010-08-16</text:p>
          </table:table-cell>
          <table:table-cell office:value-type="date" office:date-value="2010-08-22" calcext:value-type="date">
            <text:p>2010-08-22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date" office:date-value="2010-08-23" calcext:value-type="date">
            <text:p>2010-08-23</text:p>
          </table:table-cell>
          <table:table-cell office:value-type="date" office:date-value="2010-08-29" calcext:value-type="date">
            <text:p>2010-08-29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8-30" calcext:value-type="date">
            <text:p>2010-08-30</text:p>
          </table:table-cell>
          <table:table-cell office:value-type="date" office:date-value="2010-09-05" calcext:value-type="date">
            <text:p>2010-09-05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date" office:date-value="2010-09-06" calcext:value-type="date">
            <text:p>2010-09-06</text:p>
          </table:table-cell>
          <table:table-cell office:value-type="date" office:date-value="2010-09-12" calcext:value-type="date">
            <text:p>2010-09-12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date" office:date-value="2010-09-13" calcext:value-type="date">
            <text:p>2010-09-13</text:p>
          </table:table-cell>
          <table:table-cell office:value-type="date" office:date-value="2010-09-19" calcext:value-type="date">
            <text:p>2010-09-1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date" office:date-value="2010-09-20" calcext:value-type="date">
            <text:p>2010-09-20</text:p>
          </table:table-cell>
          <table:table-cell office:value-type="date" office:date-value="2010-09-26" calcext:value-type="date">
            <text:p>2010-09-2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date" office:date-value="2010-09-27" calcext:value-type="date">
            <text:p>2010-09-27</text:p>
          </table:table-cell>
          <table:table-cell office:value-type="date" office:date-value="2010-10-03" calcext:value-type="date">
            <text:p>2010-10-0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date" office:date-value="2010-10-04" calcext:value-type="date">
            <text:p>2010-10-04</text:p>
          </table:table-cell>
          <table:table-cell office:value-type="date" office:date-value="2010-10-10" calcext:value-type="date">
            <text:p>2010-10-1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office:value-type="date" office:date-value="2010-10-11" calcext:value-type="date">
            <text:p>2010-10-11</text:p>
          </table:table-cell>
          <table:table-cell office:value-type="date" office:date-value="2010-10-17" calcext:value-type="date">
            <text:p>2010-10-1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date" office:date-value="2010-10-18" calcext:value-type="date">
            <text:p>2010-10-18</text:p>
          </table:table-cell>
          <table:table-cell office:value-type="date" office:date-value="2010-10-24" calcext:value-type="date">
            <text:p>2010-10-2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date" office:date-value="2010-10-25" calcext:value-type="date">
            <text:p>2010-10-25</text:p>
          </table:table-cell>
          <table:table-cell office:value-type="date" office:date-value="2010-10-31" calcext:value-type="date">
            <text:p>2010-10-31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date" office:date-value="2010-11-01" calcext:value-type="date">
            <text:p>2010-11-01</text:p>
          </table:table-cell>
          <table:table-cell office:value-type="date" office:date-value="2010-11-07" calcext:value-type="date">
            <text:p>2010-11-07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date" office:date-value="2010-11-08" calcext:value-type="date">
            <text:p>2010-11-08</text:p>
          </table:table-cell>
          <table:table-cell office:value-type="date" office:date-value="2010-11-14" calcext:value-type="date">
            <text:p>2010-11-14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date" office:date-value="2010-11-15" calcext:value-type="date">
            <text:p>2010-11-15</text:p>
          </table:table-cell>
          <table:table-cell office:value-type="date" office:date-value="2010-11-21" calcext:value-type="date">
            <text:p>2010-11-2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4" calcext:value-type="float">
            <text:p>2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office:value-type="date" office:date-value="2010-11-22" calcext:value-type="date">
            <text:p>2010-11-22</text:p>
          </table:table-cell>
          <table:table-cell office:value-type="date" office:date-value="2010-11-28" calcext:value-type="date">
            <text:p>2010-11-2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date" office:date-value="2010-11-29" calcext:value-type="date">
            <text:p>2010-11-29</text:p>
          </table:table-cell>
          <table:table-cell office:value-type="date" office:date-value="2010-12-05" calcext:value-type="date">
            <text:p>2010-12-0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1" calcext:value-type="float">
            <text:p>1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office:value-type="date" office:date-value="2010-12-06" calcext:value-type="date">
            <text:p>2010-12-06</text:p>
          </table:table-cell>
          <table:table-cell office:value-type="date" office:date-value="2010-12-12" calcext:value-type="date">
            <text:p>2010-12-1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date" office:date-value="2010-12-13" calcext:value-type="date">
            <text:p>2010-12-13</text:p>
          </table:table-cell>
          <table:table-cell office:value-type="date" office:date-value="2010-12-19" calcext:value-type="date">
            <text:p>2010-12-19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date" office:date-value="2010-12-20" calcext:value-type="date">
            <text:p>2010-12-20</text:p>
          </table:table-cell>
          <table:table-cell office:value-type="date" office:date-value="2010-12-26" calcext:value-type="date">
            <text:p>2010-12-2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date" office:date-value="2010-12-27" calcext:value-type="date">
            <text:p>2010-12-27</text:p>
          </table:table-cell>
          <table:table-cell office:value-type="date" office:date-value="2011-01-02" calcext:value-type="date">
            <text:p>2011-01-0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date" office:date-value="2011-01-03" calcext:value-type="date">
            <text:p>2011-01-03</text:p>
          </table:table-cell>
          <table:table-cell office:value-type="date" office:date-value="2011-01-09" calcext:value-type="date">
            <text:p>2011-01-0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date" office:date-value="2011-01-10" calcext:value-type="date">
            <text:p>2011-01-10</text:p>
          </table:table-cell>
          <table:table-cell office:value-type="date" office:date-value="2011-01-16" calcext:value-type="date">
            <text:p>2011-01-1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date" office:date-value="2011-01-17" calcext:value-type="date">
            <text:p>2011-01-17</text:p>
          </table:table-cell>
          <table:table-cell office:value-type="date" office:date-value="2011-01-23" calcext:value-type="date">
            <text:p>2011-01-2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date" office:date-value="2011-01-24" calcext:value-type="date">
            <text:p>2011-01-24</text:p>
          </table:table-cell>
          <table:table-cell office:value-type="date" office:date-value="2011-01-30" calcext:value-type="date">
            <text:p>2011-01-3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date" office:date-value="2011-01-31" calcext:value-type="date">
            <text:p>2011-01-31</text:p>
          </table:table-cell>
          <table:table-cell office:value-type="date" office:date-value="2011-02-06" calcext:value-type="date">
            <text:p>2011-02-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date" office:date-value="2011-02-07" calcext:value-type="date">
            <text:p>2011-02-07</text:p>
          </table:table-cell>
          <table:table-cell office:value-type="date" office:date-value="2011-02-13" calcext:value-type="date">
            <text:p>2011-02-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date" office:date-value="2011-02-14" calcext:value-type="date">
            <text:p>2011-02-14</text:p>
          </table:table-cell>
          <table:table-cell office:value-type="date" office:date-value="2011-02-20" calcext:value-type="date">
            <text:p>2011-02-2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date" office:date-value="2011-02-21" calcext:value-type="date">
            <text:p>2011-02-21</text:p>
          </table:table-cell>
          <table:table-cell office:value-type="date" office:date-value="2011-02-27" calcext:value-type="date">
            <text:p>2011-02-2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date" office:date-value="2011-02-28" calcext:value-type="date">
            <text:p>2011-02-28</text:p>
          </table:table-cell>
          <table:table-cell office:value-type="date" office:date-value="2011-03-06" calcext:value-type="date">
            <text:p>2011-03-0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date" office:date-value="2011-03-07" calcext:value-type="date">
            <text:p>2011-03-07</text:p>
          </table:table-cell>
          <table:table-cell office:value-type="date" office:date-value="2011-03-13" calcext:value-type="date">
            <text:p>2011-03-1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date" office:date-value="2011-03-14" calcext:value-type="date">
            <text:p>2011-03-14</text:p>
          </table:table-cell>
          <table:table-cell office:value-type="date" office:date-value="2011-03-20" calcext:value-type="date">
            <text:p>2011-03-2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date" office:date-value="2011-03-21" calcext:value-type="date">
            <text:p>2011-03-21</text:p>
          </table:table-cell>
          <table:table-cell office:value-type="date" office:date-value="2011-03-27" calcext:value-type="date">
            <text:p>2011-03-27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date" office:date-value="2011-03-28" calcext:value-type="date">
            <text:p>2011-03-28</text:p>
          </table:table-cell>
          <table:table-cell office:value-type="date" office:date-value="2011-04-03" calcext:value-type="date">
            <text:p>2011-04-03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date" office:date-value="2011-04-04" calcext:value-type="date">
            <text:p>2011-04-04</text:p>
          </table:table-cell>
          <table:table-cell office:value-type="date" office:date-value="2011-04-10" calcext:value-type="date">
            <text:p>2011-04-1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date" office:date-value="2011-04-11" calcext:value-type="date">
            <text:p>2011-04-11</text:p>
          </table:table-cell>
          <table:table-cell office:value-type="date" office:date-value="2011-04-17" calcext:value-type="date">
            <text:p>2011-04-17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date" office:date-value="2011-04-18" calcext:value-type="date">
            <text:p>2011-04-18</text:p>
          </table:table-cell>
          <table:table-cell office:value-type="date" office:date-value="2011-04-24" calcext:value-type="date">
            <text:p>2011-04-2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date" office:date-value="2011-04-25" calcext:value-type="date">
            <text:p>2011-04-25</text:p>
          </table:table-cell>
          <table:table-cell office:value-type="date" office:date-value="2011-05-01" calcext:value-type="date">
            <text:p>2011-05-0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date" office:date-value="2011-05-02" calcext:value-type="date">
            <text:p>2011-05-02</text:p>
          </table:table-cell>
          <table:table-cell office:value-type="date" office:date-value="2011-05-08" calcext:value-type="date">
            <text:p>2011-05-08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date" office:date-value="2011-05-09" calcext:value-type="date">
            <text:p>2011-05-09</text:p>
          </table:table-cell>
          <table:table-cell office:value-type="date" office:date-value="2011-05-15" calcext:value-type="date">
            <text:p>2011-05-1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date" office:date-value="2011-05-16" calcext:value-type="date">
            <text:p>2011-05-16</text:p>
          </table:table-cell>
          <table:table-cell office:value-type="date" office:date-value="2011-05-22" calcext:value-type="date">
            <text:p>2011-05-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date" office:date-value="2011-05-23" calcext:value-type="date">
            <text:p>2011-05-23</text:p>
          </table:table-cell>
          <table:table-cell office:value-type="date" office:date-value="2011-05-29" calcext:value-type="date">
            <text:p>2011-05-2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date" office:date-value="2011-05-30" calcext:value-type="date">
            <text:p>2011-05-30</text:p>
          </table:table-cell>
          <table:table-cell office:value-type="date" office:date-value="2011-06-05" calcext:value-type="date">
            <text:p>2011-06-0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date" office:date-value="2011-06-06" calcext:value-type="date">
            <text:p>2011-06-06</text:p>
          </table:table-cell>
          <table:table-cell office:value-type="date" office:date-value="2011-06-12" calcext:value-type="date">
            <text:p>2011-06-12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date" office:date-value="2011-06-13" calcext:value-type="date">
            <text:p>2011-06-13</text:p>
          </table:table-cell>
          <table:table-cell office:value-type="date" office:date-value="2011-06-19" calcext:value-type="date">
            <text:p>2011-06-19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date" office:date-value="2011-06-20" calcext:value-type="date">
            <text:p>2011-06-20</text:p>
          </table:table-cell>
          <table:table-cell office:value-type="date" office:date-value="2011-06-26" calcext:value-type="date">
            <text:p>2011-06-26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date" office:date-value="2011-06-27" calcext:value-type="date">
            <text:p>2011-06-27</text:p>
          </table:table-cell>
          <table:table-cell office:value-type="date" office:date-value="2011-07-03" calcext:value-type="date">
            <text:p>2011-07-0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date" office:date-value="2011-07-04" calcext:value-type="date">
            <text:p>2011-07-04</text:p>
          </table:table-cell>
          <table:table-cell office:value-type="date" office:date-value="2011-07-10" calcext:value-type="date">
            <text:p>2011-07-1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date" office:date-value="2011-07-11" calcext:value-type="date">
            <text:p>2011-07-11</text:p>
          </table:table-cell>
          <table:table-cell office:value-type="date" office:date-value="2011-07-17" calcext:value-type="date">
            <text:p>2011-07-1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date" office:date-value="2011-07-18" calcext:value-type="date">
            <text:p>2011-07-18</text:p>
          </table:table-cell>
          <table:table-cell office:value-type="date" office:date-value="2011-07-24" calcext:value-type="date">
            <text:p>2011-07-2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date" office:date-value="2011-07-25" calcext:value-type="date">
            <text:p>2011-07-25</text:p>
          </table:table-cell>
          <table:table-cell office:value-type="date" office:date-value="2011-07-31" calcext:value-type="date">
            <text:p>2011-07-31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date" office:date-value="2011-08-01" calcext:value-type="date">
            <text:p>2011-08-01</text:p>
          </table:table-cell>
          <table:table-cell office:value-type="date" office:date-value="2011-08-07" calcext:value-type="date">
            <text:p>2011-08-0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date" office:date-value="2011-08-08" calcext:value-type="date">
            <text:p>2011-08-08</text:p>
          </table:table-cell>
          <table:table-cell office:value-type="date" office:date-value="2011-08-14" calcext:value-type="date">
            <text:p>2011-08-14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date" office:date-value="2011-08-15" calcext:value-type="date">
            <text:p>2011-08-15</text:p>
          </table:table-cell>
          <table:table-cell office:value-type="date" office:date-value="2011-08-21" calcext:value-type="date">
            <text:p>2011-08-2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date" office:date-value="2011-08-22" calcext:value-type="date">
            <text:p>2011-08-22</text:p>
          </table:table-cell>
          <table:table-cell office:value-type="date" office:date-value="2011-08-28" calcext:value-type="date">
            <text:p>2011-08-28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date" office:date-value="2011-08-29" calcext:value-type="date">
            <text:p>2011-08-29</text:p>
          </table:table-cell>
          <table:table-cell office:value-type="date" office:date-value="2011-09-04" calcext:value-type="date">
            <text:p>2011-09-04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date" office:date-value="2011-09-05" calcext:value-type="date">
            <text:p>2011-09-05</text:p>
          </table:table-cell>
          <table:table-cell office:value-type="date" office:date-value="2011-09-11" calcext:value-type="date">
            <text:p>2011-09-1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date" office:date-value="2011-09-12" calcext:value-type="date">
            <text:p>2011-09-12</text:p>
          </table:table-cell>
          <table:table-cell office:value-type="date" office:date-value="2011-09-18" calcext:value-type="date">
            <text:p>2011-09-18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date" office:date-value="2011-09-19" calcext:value-type="date">
            <text:p>2011-09-19</text:p>
          </table:table-cell>
          <table:table-cell office:value-type="date" office:date-value="2011-09-25" calcext:value-type="date">
            <text:p>2011-09-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date" office:date-value="2011-09-26" calcext:value-type="date">
            <text:p>2011-09-26</text:p>
          </table:table-cell>
          <table:table-cell office:value-type="date" office:date-value="2011-10-02" calcext:value-type="date">
            <text:p>2011-10-0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date" office:date-value="2011-10-03" calcext:value-type="date">
            <text:p>2011-10-03</text:p>
          </table:table-cell>
          <table:table-cell office:value-type="date" office:date-value="2011-10-09" calcext:value-type="date">
            <text:p>2011-10-09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date" office:date-value="2011-10-10" calcext:value-type="date">
            <text:p>2011-10-10</text:p>
          </table:table-cell>
          <table:table-cell office:value-type="date" office:date-value="2011-10-16" calcext:value-type="date">
            <text:p>2011-10-1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date" office:date-value="2011-10-17" calcext:value-type="date">
            <text:p>2011-10-17</text:p>
          </table:table-cell>
          <table:table-cell office:value-type="date" office:date-value="2011-10-23" calcext:value-type="date">
            <text:p>2011-10-2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date" office:date-value="2011-10-24" calcext:value-type="date">
            <text:p>2011-10-24</text:p>
          </table:table-cell>
          <table:table-cell office:value-type="date" office:date-value="2011-10-30" calcext:value-type="date">
            <text:p>2011-10-3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date" office:date-value="2011-10-31" calcext:value-type="date">
            <text:p>2011-10-31</text:p>
          </table:table-cell>
          <table:table-cell office:value-type="date" office:date-value="2011-11-06" calcext:value-type="date">
            <text:p>2011-11-0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date" office:date-value="2011-11-07" calcext:value-type="date">
            <text:p>2011-11-07</text:p>
          </table:table-cell>
          <table:table-cell office:value-type="date" office:date-value="2011-11-13" calcext:value-type="date">
            <text:p>2011-11-1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date" office:date-value="2011-11-14" calcext:value-type="date">
            <text:p>2011-11-14</text:p>
          </table:table-cell>
          <table:table-cell office:value-type="date" office:date-value="2011-11-20" calcext:value-type="date">
            <text:p>2011-11-2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date" office:date-value="2011-11-21" calcext:value-type="date">
            <text:p>2011-11-21</text:p>
          </table:table-cell>
          <table:table-cell office:value-type="date" office:date-value="2011-11-27" calcext:value-type="date">
            <text:p>2011-11-2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date" office:date-value="2011-11-28" calcext:value-type="date">
            <text:p>2011-11-28</text:p>
          </table:table-cell>
          <table:table-cell office:value-type="date" office:date-value="2011-12-04" calcext:value-type="date">
            <text:p>2011-12-0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date" office:date-value="2011-12-05" calcext:value-type="date">
            <text:p>2011-12-05</text:p>
          </table:table-cell>
          <table:table-cell office:value-type="date" office:date-value="2011-12-11" calcext:value-type="date">
            <text:p>2011-12-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date" office:date-value="2011-12-12" calcext:value-type="date">
            <text:p>2011-12-12</text:p>
          </table:table-cell>
          <table:table-cell office:value-type="date" office:date-value="2011-12-18" calcext:value-type="date">
            <text:p>2011-12-1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date" office:date-value="2011-12-19" calcext:value-type="date">
            <text:p>2011-12-19</text:p>
          </table:table-cell>
          <table:table-cell office:value-type="date" office:date-value="2011-12-25" calcext:value-type="date">
            <text:p>2011-12-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date" office:date-value="2011-12-26" calcext:value-type="date">
            <text:p>2011-12-26</text:p>
          </table:table-cell>
          <table:table-cell office:value-type="date" office:date-value="2012-01-01" calcext:value-type="date">
            <text:p>2012-01-0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date" office:date-value="2012-01-02" calcext:value-type="date">
            <text:p>2012-01-02</text:p>
          </table:table-cell>
          <table:table-cell office:value-type="date" office:date-value="2012-01-08" calcext:value-type="date">
            <text:p>2012-01-0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date" office:date-value="2012-01-09" calcext:value-type="date">
            <text:p>2012-01-09</text:p>
          </table:table-cell>
          <table:table-cell office:value-type="date" office:date-value="2012-01-15" calcext:value-type="date">
            <text:p>2012-01-15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date" office:date-value="2012-01-16" calcext:value-type="date">
            <text:p>2012-01-16</text:p>
          </table:table-cell>
          <table:table-cell office:value-type="date" office:date-value="2012-01-22" calcext:value-type="date">
            <text:p>2012-01-2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date" office:date-value="2012-01-23" calcext:value-type="date">
            <text:p>2012-01-23</text:p>
          </table:table-cell>
          <table:table-cell office:value-type="date" office:date-value="2012-01-29" calcext:value-type="date">
            <text:p>2012-01-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date" office:date-value="2012-01-30" calcext:value-type="date">
            <text:p>2012-01-30</text:p>
          </table:table-cell>
          <table:table-cell office:value-type="date" office:date-value="2012-02-05" calcext:value-type="date">
            <text:p>2012-02-0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date" office:date-value="2012-02-06" calcext:value-type="date">
            <text:p>2012-02-06</text:p>
          </table:table-cell>
          <table:table-cell office:value-type="date" office:date-value="2012-02-12" calcext:value-type="date">
            <text:p>2012-02-1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date" office:date-value="2012-02-13" calcext:value-type="date">
            <text:p>2012-02-13</text:p>
          </table:table-cell>
          <table:table-cell office:value-type="date" office:date-value="2012-02-19" calcext:value-type="date">
            <text:p>2012-02-19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date" office:date-value="2012-02-20" calcext:value-type="date">
            <text:p>2012-02-20</text:p>
          </table:table-cell>
          <table:table-cell office:value-type="date" office:date-value="2012-02-26" calcext:value-type="date">
            <text:p>2012-02-2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date" office:date-value="2012-02-27" calcext:value-type="date">
            <text:p>2012-02-27</text:p>
          </table:table-cell>
          <table:table-cell office:value-type="date" office:date-value="2012-03-04" calcext:value-type="date">
            <text:p>2012-03-0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date" office:date-value="2012-03-05" calcext:value-type="date">
            <text:p>2012-03-05</text:p>
          </table:table-cell>
          <table:table-cell office:value-type="date" office:date-value="2012-03-11" calcext:value-type="date">
            <text:p>2012-03-11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date" office:date-value="2012-03-12" calcext:value-type="date">
            <text:p>2012-03-12</text:p>
          </table:table-cell>
          <table:table-cell office:value-type="date" office:date-value="2012-03-18" calcext:value-type="date">
            <text:p>2012-03-1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date" office:date-value="2012-03-19" calcext:value-type="date">
            <text:p>2012-03-19</text:p>
          </table:table-cell>
          <table:table-cell office:value-type="date" office:date-value="2012-03-25" calcext:value-type="date">
            <text:p>2012-03-2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date" office:date-value="2012-03-26" calcext:value-type="date">
            <text:p>2012-03-26</text:p>
          </table:table-cell>
          <table:table-cell office:value-type="date" office:date-value="2012-04-01" calcext:value-type="date">
            <text:p>2012-04-0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date" office:date-value="2012-04-02" calcext:value-type="date">
            <text:p>2012-04-02</text:p>
          </table:table-cell>
          <table:table-cell office:value-type="date" office:date-value="2012-04-08" calcext:value-type="date">
            <text:p>2012-04-08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date" office:date-value="2012-04-09" calcext:value-type="date">
            <text:p>2012-04-09</text:p>
          </table:table-cell>
          <table:table-cell office:value-type="date" office:date-value="2012-04-15" calcext:value-type="date">
            <text:p>2012-04-1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date" office:date-value="2012-04-16" calcext:value-type="date">
            <text:p>2012-04-16</text:p>
          </table:table-cell>
          <table:table-cell office:value-type="date" office:date-value="2012-04-22" calcext:value-type="date">
            <text:p>2012-04-2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date" office:date-value="2012-04-23" calcext:value-type="date">
            <text:p>2012-04-23</text:p>
          </table:table-cell>
          <table:table-cell office:value-type="date" office:date-value="2012-04-29" calcext:value-type="date">
            <text:p>2012-04-2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date" office:date-value="2012-04-30" calcext:value-type="date">
            <text:p>2012-04-30</text:p>
          </table:table-cell>
          <table:table-cell office:value-type="date" office:date-value="2012-05-06" calcext:value-type="date">
            <text:p>2012-05-06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date" office:date-value="2012-05-07" calcext:value-type="date">
            <text:p>2012-05-07</text:p>
          </table:table-cell>
          <table:table-cell office:value-type="date" office:date-value="2012-05-13" calcext:value-type="date">
            <text:p>2012-05-1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date" office:date-value="2012-05-14" calcext:value-type="date">
            <text:p>2012-05-14</text:p>
          </table:table-cell>
          <table:table-cell office:value-type="date" office:date-value="2012-05-20" calcext:value-type="date">
            <text:p>2012-05-2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date" office:date-value="2012-05-21" calcext:value-type="date">
            <text:p>2012-05-21</text:p>
          </table:table-cell>
          <table:table-cell office:value-type="date" office:date-value="2012-05-27" calcext:value-type="date">
            <text:p>2012-05-2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date" office:date-value="2012-05-28" calcext:value-type="date">
            <text:p>2012-05-28</text:p>
          </table:table-cell>
          <table:table-cell office:value-type="date" office:date-value="2012-06-03" calcext:value-type="date">
            <text:p>2012-06-0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date" office:date-value="2012-06-04" calcext:value-type="date">
            <text:p>2012-06-04</text:p>
          </table:table-cell>
          <table:table-cell office:value-type="date" office:date-value="2012-06-10" calcext:value-type="date">
            <text:p>2012-06-1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date" office:date-value="2012-06-11" calcext:value-type="date">
            <text:p>2012-06-11</text:p>
          </table:table-cell>
          <table:table-cell office:value-type="date" office:date-value="2012-06-17" calcext:value-type="date">
            <text:p>2012-06-17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date" office:date-value="2012-06-18" calcext:value-type="date">
            <text:p>2012-06-18</text:p>
          </table:table-cell>
          <table:table-cell office:value-type="date" office:date-value="2012-06-24" calcext:value-type="date">
            <text:p>2012-06-2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date" office:date-value="2012-06-25" calcext:value-type="date">
            <text:p>2012-06-25</text:p>
          </table:table-cell>
          <table:table-cell office:value-type="date" office:date-value="2012-07-01" calcext:value-type="date">
            <text:p>2012-07-0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date" office:date-value="2012-07-02" calcext:value-type="date">
            <text:p>2012-07-02</text:p>
          </table:table-cell>
          <table:table-cell office:value-type="date" office:date-value="2012-07-08" calcext:value-type="date">
            <text:p>2012-07-0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date" office:date-value="2012-07-09" calcext:value-type="date">
            <text:p>2012-07-09</text:p>
          </table:table-cell>
          <table:table-cell office:value-type="date" office:date-value="2012-07-15" calcext:value-type="date">
            <text:p>2012-07-15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date" office:date-value="2012-07-16" calcext:value-type="date">
            <text:p>2012-07-16</text:p>
          </table:table-cell>
          <table:table-cell office:value-type="date" office:date-value="2012-07-22" calcext:value-type="date">
            <text:p>2012-07-2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date" office:date-value="2012-07-23" calcext:value-type="date">
            <text:p>2012-07-23</text:p>
          </table:table-cell>
          <table:table-cell office:value-type="date" office:date-value="2012-07-29" calcext:value-type="date">
            <text:p>2012-07-2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date" office:date-value="2012-07-30" calcext:value-type="date">
            <text:p>2012-07-30</text:p>
          </table:table-cell>
          <table:table-cell office:value-type="date" office:date-value="2012-08-05" calcext:value-type="date">
            <text:p>2012-08-0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date" office:date-value="2012-08-06" calcext:value-type="date">
            <text:p>2012-08-06</text:p>
          </table:table-cell>
          <table:table-cell office:value-type="date" office:date-value="2012-08-12" calcext:value-type="date">
            <text:p>2012-08-1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date" office:date-value="2012-08-13" calcext:value-type="date">
            <text:p>2012-08-13</text:p>
          </table:table-cell>
          <table:table-cell office:value-type="date" office:date-value="2012-08-19" calcext:value-type="date">
            <text:p>2012-08-19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date" office:date-value="2012-08-20" calcext:value-type="date">
            <text:p>2012-08-20</text:p>
          </table:table-cell>
          <table:table-cell office:value-type="date" office:date-value="2012-08-26" calcext:value-type="date">
            <text:p>2012-08-26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date" office:date-value="2012-08-27" calcext:value-type="date">
            <text:p>2012-08-27</text:p>
          </table:table-cell>
          <table:table-cell office:value-type="date" office:date-value="2012-09-02" calcext:value-type="date">
            <text:p>2012-09-02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date" office:date-value="2012-09-03" calcext:value-type="date">
            <text:p>2012-09-03</text:p>
          </table:table-cell>
          <table:table-cell office:value-type="date" office:date-value="2012-09-09" calcext:value-type="date">
            <text:p>2012-09-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date" office:date-value="2012-09-10" calcext:value-type="date">
            <text:p>2012-09-10</text:p>
          </table:table-cell>
          <table:table-cell office:value-type="date" office:date-value="2012-09-16" calcext:value-type="date">
            <text:p>2012-09-1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date" office:date-value="2012-09-17" calcext:value-type="date">
            <text:p>2012-09-17</text:p>
          </table:table-cell>
          <table:table-cell office:value-type="date" office:date-value="2012-09-23" calcext:value-type="date">
            <text:p>2012-09-2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date" office:date-value="2012-09-24" calcext:value-type="date">
            <text:p>2012-09-24</text:p>
          </table:table-cell>
          <table:table-cell office:value-type="date" office:date-value="2012-09-30" calcext:value-type="date">
            <text:p>2012-09-30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date" office:date-value="2012-10-01" calcext:value-type="date">
            <text:p>2012-10-01</text:p>
          </table:table-cell>
          <table:table-cell office:value-type="date" office:date-value="2012-10-07" calcext:value-type="date">
            <text:p>2012-10-07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date" office:date-value="2012-10-08" calcext:value-type="date">
            <text:p>2012-10-08</text:p>
          </table:table-cell>
          <table:table-cell office:value-type="date" office:date-value="2012-10-14" calcext:value-type="date">
            <text:p>2012-10-14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date" office:date-value="2012-10-15" calcext:value-type="date">
            <text:p>2012-10-15</text:p>
          </table:table-cell>
          <table:table-cell office:value-type="date" office:date-value="2012-10-21" calcext:value-type="date">
            <text:p>2012-10-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date" office:date-value="2012-10-22" calcext:value-type="date">
            <text:p>2012-10-22</text:p>
          </table:table-cell>
          <table:table-cell office:value-type="date" office:date-value="2012-10-28" calcext:value-type="date">
            <text:p>2012-10-2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date" office:date-value="2012-10-29" calcext:value-type="date">
            <text:p>2012-10-29</text:p>
          </table:table-cell>
          <table:table-cell office:value-type="date" office:date-value="2012-11-04" calcext:value-type="date">
            <text:p>2012-11-0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date" office:date-value="2012-11-05" calcext:value-type="date">
            <text:p>2012-11-05</text:p>
          </table:table-cell>
          <table:table-cell office:value-type="date" office:date-value="2012-11-11" calcext:value-type="date">
            <text:p>2012-11-11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date" office:date-value="2012-11-12" calcext:value-type="date">
            <text:p>2012-11-12</text:p>
          </table:table-cell>
          <table:table-cell office:value-type="date" office:date-value="2012-11-18" calcext:value-type="date">
            <text:p>2012-11-1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date" office:date-value="2012-11-19" calcext:value-type="date">
            <text:p>2012-11-19</text:p>
          </table:table-cell>
          <table:table-cell office:value-type="date" office:date-value="2012-11-25" calcext:value-type="date">
            <text:p>2012-11-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date" office:date-value="2012-11-26" calcext:value-type="date">
            <text:p>2012-11-26</text:p>
          </table:table-cell>
          <table:table-cell office:value-type="date" office:date-value="2012-12-02" calcext:value-type="date">
            <text:p>2012-12-0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date" office:date-value="2012-12-03" calcext:value-type="date">
            <text:p>2012-12-03</text:p>
          </table:table-cell>
          <table:table-cell office:value-type="date" office:date-value="2012-12-09" calcext:value-type="date">
            <text:p>2012-12-09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date" office:date-value="2012-12-10" calcext:value-type="date">
            <text:p>2012-12-10</text:p>
          </table:table-cell>
          <table:table-cell office:value-type="date" office:date-value="2012-12-16" calcext:value-type="date">
            <text:p>2012-12-1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date" office:date-value="2012-12-17" calcext:value-type="date">
            <text:p>2012-12-17</text:p>
          </table:table-cell>
          <table:table-cell office:value-type="date" office:date-value="2012-12-23" calcext:value-type="date">
            <text:p>2012-12-23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date" office:date-value="2012-12-24" calcext:value-type="date">
            <text:p>2012-12-24</text:p>
          </table:table-cell>
          <table:table-cell office:value-type="date" office:date-value="2012-12-30" calcext:value-type="date">
            <text:p>2012-12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date" office:date-value="2012-12-31" calcext:value-type="date">
            <text:p>2012-12-31</text:p>
          </table:table-cell>
          <table:table-cell office:value-type="date" office:date-value="2013-01-06" calcext:value-type="date">
            <text:p>2013-01-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date" office:date-value="2013-01-07" calcext:value-type="date">
            <text:p>2013-01-07</text:p>
          </table:table-cell>
          <table:table-cell office:value-type="date" office:date-value="2013-01-13" calcext:value-type="date">
            <text:p>2013-01-1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date" office:date-value="2013-01-14" calcext:value-type="date">
            <text:p>2013-01-14</text:p>
          </table:table-cell>
          <table:table-cell office:value-type="date" office:date-value="2013-01-20" calcext:value-type="date">
            <text:p>2013-01-2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date" office:date-value="2013-01-21" calcext:value-type="date">
            <text:p>2013-01-21</text:p>
          </table:table-cell>
          <table:table-cell office:value-type="date" office:date-value="2013-01-27" calcext:value-type="date">
            <text:p>2013-01-2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date" office:date-value="2013-01-28" calcext:value-type="date">
            <text:p>2013-01-28</text:p>
          </table:table-cell>
          <table:table-cell office:value-type="date" office:date-value="2013-02-03" calcext:value-type="date">
            <text:p>2013-02-0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date" office:date-value="2013-02-04" calcext:value-type="date">
            <text:p>2013-02-04</text:p>
          </table:table-cell>
          <table:table-cell office:value-type="date" office:date-value="2013-02-10" calcext:value-type="date">
            <text:p>2013-02-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date" office:date-value="2013-02-11" calcext:value-type="date">
            <text:p>2013-02-11</text:p>
          </table:table-cell>
          <table:table-cell office:value-type="date" office:date-value="2013-02-17" calcext:value-type="date">
            <text:p>2013-02-1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date" office:date-value="2013-02-18" calcext:value-type="date">
            <text:p>2013-02-18</text:p>
          </table:table-cell>
          <table:table-cell office:value-type="date" office:date-value="2013-02-24" calcext:value-type="date">
            <text:p>2013-02-2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date" office:date-value="2013-02-25" calcext:value-type="date">
            <text:p>2013-02-25</text:p>
          </table:table-cell>
          <table:table-cell office:value-type="date" office:date-value="2013-03-03" calcext:value-type="date">
            <text:p>2013-03-0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date" office:date-value="2013-03-04" calcext:value-type="date">
            <text:p>2013-03-04</text:p>
          </table:table-cell>
          <table:table-cell office:value-type="date" office:date-value="2013-03-10" calcext:value-type="date">
            <text:p>2013-03-10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date" office:date-value="2013-03-11" calcext:value-type="date">
            <text:p>2013-03-11</text:p>
          </table:table-cell>
          <table:table-cell office:value-type="date" office:date-value="2013-03-17" calcext:value-type="date">
            <text:p>2013-03-1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date" office:date-value="2013-03-18" calcext:value-type="date">
            <text:p>2013-03-18</text:p>
          </table:table-cell>
          <table:table-cell office:value-type="date" office:date-value="2013-03-24" calcext:value-type="date">
            <text:p>2013-03-2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date" office:date-value="2013-03-25" calcext:value-type="date">
            <text:p>2013-03-25</text:p>
          </table:table-cell>
          <table:table-cell office:value-type="date" office:date-value="2013-03-31" calcext:value-type="date">
            <text:p>2013-03-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date" office:date-value="2013-04-01" calcext:value-type="date">
            <text:p>2013-04-01</text:p>
          </table:table-cell>
          <table:table-cell office:value-type="date" office:date-value="2013-04-07" calcext:value-type="date">
            <text:p>2013-04-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date" office:date-value="2013-04-08" calcext:value-type="date">
            <text:p>2013-04-08</text:p>
          </table:table-cell>
          <table:table-cell office:value-type="date" office:date-value="2013-04-14" calcext:value-type="date">
            <text:p>2013-04-1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date" office:date-value="2013-04-15" calcext:value-type="date">
            <text:p>2013-04-15</text:p>
          </table:table-cell>
          <table:table-cell office:value-type="date" office:date-value="2013-04-21" calcext:value-type="date">
            <text:p>2013-04-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date" office:date-value="2013-04-22" calcext:value-type="date">
            <text:p>2013-04-22</text:p>
          </table:table-cell>
          <table:table-cell office:value-type="date" office:date-value="2013-04-28" calcext:value-type="date">
            <text:p>2013-04-2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date" office:date-value="2013-04-29" calcext:value-type="date">
            <text:p>2013-04-29</text:p>
          </table:table-cell>
          <table:table-cell office:value-type="date" office:date-value="2013-05-05" calcext:value-type="date">
            <text:p>2013-05-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date" office:date-value="2013-05-06" calcext:value-type="date">
            <text:p>2013-05-06</text:p>
          </table:table-cell>
          <table:table-cell office:value-type="date" office:date-value="2013-05-12" calcext:value-type="date">
            <text:p>2013-05-1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date" office:date-value="2013-05-13" calcext:value-type="date">
            <text:p>2013-05-13</text:p>
          </table:table-cell>
          <table:table-cell office:value-type="date" office:date-value="2013-05-19" calcext:value-type="date">
            <text:p>2013-05-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date" office:date-value="2013-05-20" calcext:value-type="date">
            <text:p>2013-05-20</text:p>
          </table:table-cell>
          <table:table-cell office:value-type="date" office:date-value="2013-05-26" calcext:value-type="date">
            <text:p>2013-05-2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date" office:date-value="2013-05-27" calcext:value-type="date">
            <text:p>2013-05-27</text:p>
          </table:table-cell>
          <table:table-cell office:value-type="date" office:date-value="2013-06-02" calcext:value-type="date">
            <text:p>2013-06-0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date" office:date-value="2013-06-03" calcext:value-type="date">
            <text:p>2013-06-03</text:p>
          </table:table-cell>
          <table:table-cell office:value-type="date" office:date-value="2013-06-09" calcext:value-type="date">
            <text:p>2013-06-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date" office:date-value="2013-06-10" calcext:value-type="date">
            <text:p>2013-06-10</text:p>
          </table:table-cell>
          <table:table-cell office:value-type="date" office:date-value="2013-06-16" calcext:value-type="date">
            <text:p>2013-06-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date" office:date-value="2013-06-17" calcext:value-type="date">
            <text:p>2013-06-17</text:p>
          </table:table-cell>
          <table:table-cell office:value-type="date" office:date-value="2013-06-23" calcext:value-type="date">
            <text:p>2013-06-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date" office:date-value="2013-06-24" calcext:value-type="date">
            <text:p>2013-06-24</text:p>
          </table:table-cell>
          <table:table-cell office:value-type="date" office:date-value="2013-06-30" calcext:value-type="date">
            <text:p>2013-06-3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date" office:date-value="2013-07-01" calcext:value-type="date">
            <text:p>2013-07-01</text:p>
          </table:table-cell>
          <table:table-cell office:value-type="date" office:date-value="2013-07-07" calcext:value-type="date">
            <text:p>2013-07-0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date" office:date-value="2013-07-08" calcext:value-type="date">
            <text:p>2013-07-08</text:p>
          </table:table-cell>
          <table:table-cell office:value-type="date" office:date-value="2013-07-14" calcext:value-type="date">
            <text:p>2013-07-1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date" office:date-value="2013-07-15" calcext:value-type="date">
            <text:p>2013-07-15</text:p>
          </table:table-cell>
          <table:table-cell office:value-type="date" office:date-value="2013-07-21" calcext:value-type="date">
            <text:p>2013-07-2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date" office:date-value="2013-07-22" calcext:value-type="date">
            <text:p>2013-07-22</text:p>
          </table:table-cell>
          <table:table-cell office:value-type="date" office:date-value="2013-07-28" calcext:value-type="date">
            <text:p>2013-07-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date" office:date-value="2013-07-29" calcext:value-type="date">
            <text:p>2013-07-29</text:p>
          </table:table-cell>
          <table:table-cell office:value-type="date" office:date-value="2013-08-04" calcext:value-type="date">
            <text:p>2013-08-0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date" office:date-value="2013-08-05" calcext:value-type="date">
            <text:p>2013-08-05</text:p>
          </table:table-cell>
          <table:table-cell office:value-type="date" office:date-value="2013-08-11" calcext:value-type="date">
            <text:p>2013-08-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date" office:date-value="2013-08-12" calcext:value-type="date">
            <text:p>2013-08-12</text:p>
          </table:table-cell>
          <table:table-cell office:value-type="date" office:date-value="2013-08-18" calcext:value-type="date">
            <text:p>2013-08-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date" office:date-value="2013-08-19" calcext:value-type="date">
            <text:p>2013-08-19</text:p>
          </table:table-cell>
          <table:table-cell office:value-type="date" office:date-value="2013-08-25" calcext:value-type="date">
            <text:p>2013-08-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date" office:date-value="2013-08-26" calcext:value-type="date">
            <text:p>2013-08-26</text:p>
          </table:table-cell>
          <table:table-cell office:value-type="date" office:date-value="2013-09-01" calcext:value-type="date">
            <text:p>2013-09-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date" office:date-value="2013-09-02" calcext:value-type="date">
            <text:p>2013-09-02</text:p>
          </table:table-cell>
          <table:table-cell office:value-type="date" office:date-value="2013-09-08" calcext:value-type="date">
            <text:p>2013-09-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date" office:date-value="2013-09-09" calcext:value-type="date">
            <text:p>2013-09-09</text:p>
          </table:table-cell>
          <table:table-cell office:value-type="date" office:date-value="2013-09-15" calcext:value-type="date">
            <text:p>2013-09-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date" office:date-value="2013-09-16" calcext:value-type="date">
            <text:p>2013-09-16</text:p>
          </table:table-cell>
          <table:table-cell office:value-type="date" office:date-value="2013-09-22" calcext:value-type="date">
            <text:p>2013-09-2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date" office:date-value="2013-09-23" calcext:value-type="date">
            <text:p>2013-09-23</text:p>
          </table:table-cell>
          <table:table-cell office:value-type="date" office:date-value="2013-09-29" calcext:value-type="date">
            <text:p>2013-09-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date" office:date-value="2013-09-30" calcext:value-type="date">
            <text:p>2013-09-30</text:p>
          </table:table-cell>
          <table:table-cell office:value-type="date" office:date-value="2013-10-06" calcext:value-type="date">
            <text:p>2013-10-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date" office:date-value="2013-10-07" calcext:value-type="date">
            <text:p>2013-10-07</text:p>
          </table:table-cell>
          <table:table-cell office:value-type="date" office:date-value="2013-10-13" calcext:value-type="date">
            <text:p>2013-10-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date" office:date-value="2013-10-14" calcext:value-type="date">
            <text:p>2013-10-14</text:p>
          </table:table-cell>
          <table:table-cell office:value-type="date" office:date-value="2013-10-20" calcext:value-type="date">
            <text:p>2013-10-2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date" office:date-value="2013-10-21" calcext:value-type="date">
            <text:p>2013-10-21</text:p>
          </table:table-cell>
          <table:table-cell office:value-type="date" office:date-value="2013-10-27" calcext:value-type="date">
            <text:p>2013-10-2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date" office:date-value="2013-10-28" calcext:value-type="date">
            <text:p>2013-10-28</text:p>
          </table:table-cell>
          <table:table-cell office:value-type="date" office:date-value="2013-11-03" calcext:value-type="date">
            <text:p>2013-11-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date" office:date-value="2013-11-04" calcext:value-type="date">
            <text:p>2013-11-04</text:p>
          </table:table-cell>
          <table:table-cell office:value-type="date" office:date-value="2013-11-10" calcext:value-type="date">
            <text:p>2013-11-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date" office:date-value="2013-11-11" calcext:value-type="date">
            <text:p>2013-11-11</text:p>
          </table:table-cell>
          <table:table-cell office:value-type="date" office:date-value="2013-11-17" calcext:value-type="date">
            <text:p>2013-11-1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date" office:date-value="2013-11-18" calcext:value-type="date">
            <text:p>2013-11-18</text:p>
          </table:table-cell>
          <table:table-cell office:value-type="date" office:date-value="2013-11-24" calcext:value-type="date">
            <text:p>2013-11-2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date" office:date-value="2013-11-25" calcext:value-type="date">
            <text:p>2013-11-25</text:p>
          </table:table-cell>
          <table:table-cell office:value-type="date" office:date-value="2013-12-01" calcext:value-type="date">
            <text:p>2013-12-0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date" office:date-value="2013-12-02" calcext:value-type="date">
            <text:p>2013-12-02</text:p>
          </table:table-cell>
          <table:table-cell office:value-type="date" office:date-value="2013-12-08" calcext:value-type="date">
            <text:p>2013-12-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date" office:date-value="2013-12-09" calcext:value-type="date">
            <text:p>2013-12-09</text:p>
          </table:table-cell>
          <table:table-cell office:value-type="date" office:date-value="2013-12-15" calcext:value-type="date">
            <text:p>2013-12-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date" office:date-value="2013-12-16" calcext:value-type="date">
            <text:p>2013-12-16</text:p>
          </table:table-cell>
          <table:table-cell office:value-type="date" office:date-value="2013-12-22" calcext:value-type="date">
            <text:p>2013-12-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date" office:date-value="2013-12-23" calcext:value-type="date">
            <text:p>2013-12-23</text:p>
          </table:table-cell>
          <table:table-cell office:value-type="date" office:date-value="2013-12-29" calcext:value-type="date">
            <text:p>2013-12-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date" office:date-value="2013-12-30" calcext:value-type="date">
            <text:p>2013-12-30</text:p>
          </table:table-cell>
          <table:table-cell office:value-type="date" office:date-value="2014-01-05" calcext:value-type="date">
            <text:p>2014-01-0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date" office:date-value="2014-01-06" calcext:value-type="date">
            <text:p>2014-01-06</text:p>
          </table:table-cell>
          <table:table-cell office:value-type="date" office:date-value="2014-01-12" calcext:value-type="date">
            <text:p>2014-01-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date" office:date-value="2014-01-13" calcext:value-type="date">
            <text:p>2014-01-13</text:p>
          </table:table-cell>
          <table:table-cell office:value-type="date" office:date-value="2014-01-19" calcext:value-type="date">
            <text:p>2014-01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date" office:date-value="2014-01-20" calcext:value-type="date">
            <text:p>2014-01-20</text:p>
          </table:table-cell>
          <table:table-cell office:value-type="date" office:date-value="2014-01-26" calcext:value-type="date">
            <text:p>2014-01-2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date" office:date-value="2014-01-27" calcext:value-type="date">
            <text:p>2014-01-27</text:p>
          </table:table-cell>
          <table:table-cell office:value-type="date" office:date-value="2014-02-02" calcext:value-type="date">
            <text:p>2014-02-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date" office:date-value="2014-02-03" calcext:value-type="date">
            <text:p>2014-02-03</text:p>
          </table:table-cell>
          <table:table-cell office:value-type="date" office:date-value="2014-02-09" calcext:value-type="date">
            <text:p>2014-02-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date" office:date-value="2014-02-10" calcext:value-type="date">
            <text:p>2014-02-10</text:p>
          </table:table-cell>
          <table:table-cell office:value-type="date" office:date-value="2014-02-16" calcext:value-type="date">
            <text:p>2014-02-1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date" office:date-value="2014-02-17" calcext:value-type="date">
            <text:p>2014-02-17</text:p>
          </table:table-cell>
          <table:table-cell office:value-type="date" office:date-value="2014-02-23" calcext:value-type="date">
            <text:p>2014-02-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date" office:date-value="2014-02-24" calcext:value-type="date">
            <text:p>2014-02-24</text:p>
          </table:table-cell>
          <table:table-cell office:value-type="date" office:date-value="2014-03-02" calcext:value-type="date">
            <text:p>2014-03-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date" office:date-value="2014-03-03" calcext:value-type="date">
            <text:p>2014-03-03</text:p>
          </table:table-cell>
          <table:table-cell office:value-type="date" office:date-value="2014-03-09" calcext:value-type="date">
            <text:p>2014-03-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date" office:date-value="2014-03-10" calcext:value-type="date">
            <text:p>2014-03-10</text:p>
          </table:table-cell>
          <table:table-cell office:value-type="date" office:date-value="2014-03-16" calcext:value-type="date">
            <text:p>2014-03-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date" office:date-value="2014-03-17" calcext:value-type="date">
            <text:p>2014-03-17</text:p>
          </table:table-cell>
          <table:table-cell office:value-type="date" office:date-value="2014-03-23" calcext:value-type="date">
            <text:p>2014-03-2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date" office:date-value="2014-03-24" calcext:value-type="date">
            <text:p>2014-03-24</text:p>
          </table:table-cell>
          <table:table-cell office:value-type="date" office:date-value="2014-03-30" calcext:value-type="date">
            <text:p>2014-03-3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date" office:date-value="2014-03-31" calcext:value-type="date">
            <text:p>2014-03-31</text:p>
          </table:table-cell>
          <table:table-cell office:value-type="date" office:date-value="2014-04-06" calcext:value-type="date">
            <text:p>2014-04-06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date" office:date-value="2014-04-07" calcext:value-type="date">
            <text:p>2014-04-07</text:p>
          </table:table-cell>
          <table:table-cell office:value-type="date" office:date-value="2014-04-13" calcext:value-type="date">
            <text:p>2014-04-1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date" office:date-value="2014-04-14" calcext:value-type="date">
            <text:p>2014-04-14</text:p>
          </table:table-cell>
          <table:table-cell office:value-type="date" office:date-value="2014-04-20" calcext:value-type="date">
            <text:p>2014-04-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date" office:date-value="2014-04-21" calcext:value-type="date">
            <text:p>2014-04-21</text:p>
          </table:table-cell>
          <table:table-cell office:value-type="date" office:date-value="2014-04-27" calcext:value-type="date">
            <text:p>2014-04-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date" office:date-value="2014-04-28" calcext:value-type="date">
            <text:p>2014-04-28</text:p>
          </table:table-cell>
          <table:table-cell office:value-type="date" office:date-value="2014-05-04" calcext:value-type="date">
            <text:p>2014-05-0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date" office:date-value="2014-05-05" calcext:value-type="date">
            <text:p>2014-05-05</text:p>
          </table:table-cell>
          <table:table-cell office:value-type="date" office:date-value="2014-05-11" calcext:value-type="date">
            <text:p>2014-05-1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5-12" calcext:value-type="date">
            <text:p>2014-05-12</text:p>
          </table:table-cell>
          <table:table-cell office:value-type="date" office:date-value="2014-05-18" calcext:value-type="date">
            <text:p>2014-05-1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date" office:date-value="2014-05-19" calcext:value-type="date">
            <text:p>2014-05-19</text:p>
          </table:table-cell>
          <table:table-cell office:value-type="date" office:date-value="2014-05-25" calcext:value-type="date">
            <text:p>2014-05-25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date" office:date-value="2014-05-26" calcext:value-type="date">
            <text:p>2014-05-26</text:p>
          </table:table-cell>
          <table:table-cell office:value-type="date" office:date-value="2014-06-01" calcext:value-type="date">
            <text:p>2014-06-0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date" office:date-value="2014-06-02" calcext:value-type="date">
            <text:p>2014-06-02</text:p>
          </table:table-cell>
          <table:table-cell office:value-type="date" office:date-value="2014-06-08" calcext:value-type="date">
            <text:p>2014-06-0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date" office:date-value="2014-06-09" calcext:value-type="date">
            <text:p>2014-06-09</text:p>
          </table:table-cell>
          <table:table-cell office:value-type="date" office:date-value="2014-06-15" calcext:value-type="date">
            <text:p>2014-06-1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16" calcext:value-type="date">
            <text:p>2014-06-16</text:p>
          </table:table-cell>
          <table:table-cell office:value-type="date" office:date-value="2014-06-22" calcext:value-type="date">
            <text:p>2014-06-2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date" office:date-value="2014-06-23" calcext:value-type="date">
            <text:p>2014-06-23</text:p>
          </table:table-cell>
          <table:table-cell office:value-type="date" office:date-value="2014-06-29" calcext:value-type="date">
            <text:p>2014-06-2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date" office:date-value="2014-06-30" calcext:value-type="date">
            <text:p>2014-06-30</text:p>
          </table:table-cell>
          <table:table-cell office:value-type="date" office:date-value="2014-07-06" calcext:value-type="date">
            <text:p>2014-07-0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date" office:date-value="2014-07-07" calcext:value-type="date">
            <text:p>2014-07-07</text:p>
          </table:table-cell>
          <table:table-cell office:value-type="date" office:date-value="2014-07-13" calcext:value-type="date">
            <text:p>2014-07-13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date" office:date-value="2014-07-14" calcext:value-type="date">
            <text:p>2014-07-14</text:p>
          </table:table-cell>
          <table:table-cell office:value-type="date" office:date-value="2014-07-20" calcext:value-type="date">
            <text:p>2014-07-2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date" office:date-value="2014-07-21" calcext:value-type="date">
            <text:p>2014-07-21</text:p>
          </table:table-cell>
          <table:table-cell office:value-type="date" office:date-value="2014-07-27" calcext:value-type="date">
            <text:p>2014-07-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date" office:date-value="2014-07-28" calcext:value-type="date">
            <text:p>2014-07-28</text:p>
          </table:table-cell>
          <table:table-cell office:value-type="date" office:date-value="2014-08-03" calcext:value-type="date">
            <text:p>2014-08-0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date" office:date-value="2014-08-04" calcext:value-type="date">
            <text:p>2014-08-04</text:p>
          </table:table-cell>
          <table:table-cell office:value-type="date" office:date-value="2014-08-10" calcext:value-type="date">
            <text:p>2014-08-1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date" office:date-value="2014-08-11" calcext:value-type="date">
            <text:p>2014-08-11</text:p>
          </table:table-cell>
          <table:table-cell office:value-type="date" office:date-value="2014-08-17" calcext:value-type="date">
            <text:p>2014-08-17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date" office:date-value="2014-08-18" calcext:value-type="date">
            <text:p>2014-08-18</text:p>
          </table:table-cell>
          <table:table-cell office:value-type="date" office:date-value="2014-08-24" calcext:value-type="date">
            <text:p>2014-08-2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date" office:date-value="2014-08-25" calcext:value-type="date">
            <text:p>2014-08-25</text:p>
          </table:table-cell>
          <table:table-cell office:value-type="date" office:date-value="2014-08-31" calcext:value-type="date">
            <text:p>2014-08-3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date" office:date-value="2014-09-01" calcext:value-type="date">
            <text:p>2014-09-01</text:p>
          </table:table-cell>
          <table:table-cell office:value-type="date" office:date-value="2014-09-07" calcext:value-type="date">
            <text:p>2014-09-0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date" office:date-value="2014-09-08" calcext:value-type="date">
            <text:p>2014-09-08</text:p>
          </table:table-cell>
          <table:table-cell office:value-type="date" office:date-value="2014-09-14" calcext:value-type="date">
            <text:p>2014-09-1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date" office:date-value="2014-09-15" calcext:value-type="date">
            <text:p>2014-09-15</text:p>
          </table:table-cell>
          <table:table-cell office:value-type="date" office:date-value="2014-09-21" calcext:value-type="date">
            <text:p>2014-09-2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date" office:date-value="2014-09-22" calcext:value-type="date">
            <text:p>2014-09-22</text:p>
          </table:table-cell>
          <table:table-cell office:value-type="date" office:date-value="2014-09-28" calcext:value-type="date">
            <text:p>2014-09-28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date" office:date-value="2014-09-29" calcext:value-type="date">
            <text:p>2014-09-29</text:p>
          </table:table-cell>
          <table:table-cell office:value-type="date" office:date-value="2014-10-05" calcext:value-type="date">
            <text:p>2014-10-05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date" office:date-value="2014-10-06" calcext:value-type="date">
            <text:p>2014-10-06</text:p>
          </table:table-cell>
          <table:table-cell office:value-type="date" office:date-value="2014-10-12" calcext:value-type="date">
            <text:p>2014-10-1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date" office:date-value="2014-10-13" calcext:value-type="date">
            <text:p>2014-10-13</text:p>
          </table:table-cell>
          <table:table-cell office:value-type="date" office:date-value="2014-10-19" calcext:value-type="date">
            <text:p>2014-10-19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date" office:date-value="2014-10-20" calcext:value-type="date">
            <text:p>2014-10-20</text:p>
          </table:table-cell>
          <table:table-cell office:value-type="date" office:date-value="2014-10-26" calcext:value-type="date">
            <text:p>2014-10-26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date" office:date-value="2014-10-27" calcext:value-type="date">
            <text:p>2014-10-27</text:p>
          </table:table-cell>
          <table:table-cell office:value-type="date" office:date-value="2014-11-02" calcext:value-type="date">
            <text:p>2014-11-02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date" office:date-value="2014-11-03" calcext:value-type="date">
            <text:p>2014-11-03</text:p>
          </table:table-cell>
          <table:table-cell office:value-type="date" office:date-value="2014-11-09" calcext:value-type="date">
            <text:p>2014-11-09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date" office:date-value="2014-11-10" calcext:value-type="date">
            <text:p>2014-11-10</text:p>
          </table:table-cell>
          <table:table-cell office:value-type="date" office:date-value="2014-11-16" calcext:value-type="date">
            <text:p>2014-11-16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date" office:date-value="2014-11-17" calcext:value-type="date">
            <text:p>2014-11-17</text:p>
          </table:table-cell>
          <table:table-cell office:value-type="date" office:date-value="2014-11-23" calcext:value-type="date">
            <text:p>2014-11-23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date" office:date-value="2014-11-24" calcext:value-type="date">
            <text:p>2014-11-24</text:p>
          </table:table-cell>
          <table:table-cell office:value-type="date" office:date-value="2014-11-30" calcext:value-type="date">
            <text:p>2014-11-3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date" office:date-value="2014-12-01" calcext:value-type="date">
            <text:p>2014-12-01</text:p>
          </table:table-cell>
          <table:table-cell office:value-type="date" office:date-value="2014-12-07" calcext:value-type="date">
            <text:p>2014-12-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date" office:date-value="2014-12-08" calcext:value-type="date">
            <text:p>2014-12-08</text:p>
          </table:table-cell>
          <table:table-cell office:value-type="date" office:date-value="2014-12-14" calcext:value-type="date">
            <text:p>2014-12-1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date" office:date-value="2014-12-15" calcext:value-type="date">
            <text:p>2014-12-15</text:p>
          </table:table-cell>
          <table:table-cell office:value-type="date" office:date-value="2014-12-21" calcext:value-type="date">
            <text:p>2014-12-2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date" office:date-value="2014-12-22" calcext:value-type="date">
            <text:p>2014-12-22</text:p>
          </table:table-cell>
          <table:table-cell office:value-type="date" office:date-value="2014-12-28" calcext:value-type="date">
            <text:p>2014-12-2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date" office:date-value="2015-01-05" calcext:value-type="date">
            <text:p>2015-01-05</text:p>
          </table:table-cell>
          <table:table-cell office:value-type="date" office:date-value="2015-01-11" calcext:value-type="date">
            <text:p>2015-01-1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date" office:date-value="2015-01-12" calcext:value-type="date">
            <text:p>2015-01-12</text:p>
          </table:table-cell>
          <table:table-cell office:value-type="date" office:date-value="2015-01-18" calcext:value-type="date">
            <text:p>2015-01-1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date" office:date-value="2015-01-19" calcext:value-type="date">
            <text:p>2015-01-19</text:p>
          </table:table-cell>
          <table:table-cell office:value-type="date" office:date-value="2015-01-25" calcext:value-type="date">
            <text:p>2015-01-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date" office:date-value="2015-01-26" calcext:value-type="date">
            <text:p>2015-01-26</text:p>
          </table:table-cell>
          <table:table-cell office:value-type="date" office:date-value="2015-02-01" calcext:value-type="date">
            <text:p>2015-02-0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date" office:date-value="2015-02-02" calcext:value-type="date">
            <text:p>2015-02-02</text:p>
          </table:table-cell>
          <table:table-cell office:value-type="date" office:date-value="2015-02-08" calcext:value-type="date">
            <text:p>2015-02-0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date" office:date-value="2015-02-09" calcext:value-type="date">
            <text:p>2015-02-09</text:p>
          </table:table-cell>
          <table:table-cell office:value-type="date" office:date-value="2015-02-15" calcext:value-type="date">
            <text:p>2015-02-1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date" office:date-value="2015-02-16" calcext:value-type="date">
            <text:p>2015-02-16</text:p>
          </table:table-cell>
          <table:table-cell office:value-type="date" office:date-value="2015-02-22" calcext:value-type="date">
            <text:p>2015-02-2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date" office:date-value="2015-02-23" calcext:value-type="date">
            <text:p>2015-02-23</text:p>
          </table:table-cell>
          <table:table-cell office:value-type="date" office:date-value="2015-03-01" calcext:value-type="date">
            <text:p>2015-03-0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date" office:date-value="2015-03-02" calcext:value-type="date">
            <text:p>2015-03-02</text:p>
          </table:table-cell>
          <table:table-cell office:value-type="date" office:date-value="2015-03-08" calcext:value-type="date">
            <text:p>2015-03-0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date" office:date-value="2015-03-09" calcext:value-type="date">
            <text:p>2015-03-09</text:p>
          </table:table-cell>
          <table:table-cell office:value-type="date" office:date-value="2015-03-15" calcext:value-type="date">
            <text:p>2015-03-15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date" office:date-value="2015-03-16" calcext:value-type="date">
            <text:p>2015-03-16</text:p>
          </table:table-cell>
          <table:table-cell office:value-type="date" office:date-value="2015-03-22" calcext:value-type="date">
            <text:p>2015-03-2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date" office:date-value="2015-03-23" calcext:value-type="date">
            <text:p>2015-03-23</text:p>
          </table:table-cell>
          <table:table-cell office:value-type="date" office:date-value="2015-03-29" calcext:value-type="date">
            <text:p>2015-03-29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date" office:date-value="2015-03-30" calcext:value-type="date">
            <text:p>2015-03-30</text:p>
          </table:table-cell>
          <table:table-cell office:value-type="date" office:date-value="2015-04-05" calcext:value-type="date">
            <text:p>2015-04-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4-06" calcext:value-type="date">
            <text:p>2015-04-06</text:p>
          </table:table-cell>
          <table:table-cell office:value-type="date" office:date-value="2015-04-12" calcext:value-type="date">
            <text:p>2015-04-1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date" office:date-value="2015-04-13" calcext:value-type="date">
            <text:p>2015-04-13</text:p>
          </table:table-cell>
          <table:table-cell office:value-type="date" office:date-value="2015-04-19" calcext:value-type="date">
            <text:p>2015-04-1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date" office:date-value="2015-04-20" calcext:value-type="date">
            <text:p>2015-04-20</text:p>
          </table:table-cell>
          <table:table-cell office:value-type="date" office:date-value="2015-04-26" calcext:value-type="date">
            <text:p>2015-04-2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date" office:date-value="2015-04-27" calcext:value-type="date">
            <text:p>2015-04-27</text:p>
          </table:table-cell>
          <table:table-cell office:value-type="date" office:date-value="2015-05-03" calcext:value-type="date">
            <text:p>2015-05-0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date" office:date-value="2015-05-04" calcext:value-type="date">
            <text:p>2015-05-04</text:p>
          </table:table-cell>
          <table:table-cell office:value-type="date" office:date-value="2015-05-10" calcext:value-type="date">
            <text:p>2015-05-1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date" office:date-value="2015-05-11" calcext:value-type="date">
            <text:p>2015-05-11</text:p>
          </table:table-cell>
          <table:table-cell office:value-type="date" office:date-value="2015-05-17" calcext:value-type="date">
            <text:p>2015-05-17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date" office:date-value="2015-05-18" calcext:value-type="date">
            <text:p>2015-05-18</text:p>
          </table:table-cell>
          <table:table-cell office:value-type="date" office:date-value="2015-05-24" calcext:value-type="date">
            <text:p>2015-05-2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date" office:date-value="2015-05-25" calcext:value-type="date">
            <text:p>2015-05-25</text:p>
          </table:table-cell>
          <table:table-cell office:value-type="date" office:date-value="2015-05-31" calcext:value-type="date">
            <text:p>2015-05-3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date" office:date-value="2015-06-01" calcext:value-type="date">
            <text:p>2015-06-01</text:p>
          </table:table-cell>
          <table:table-cell office:value-type="date" office:date-value="2015-06-07" calcext:value-type="date">
            <text:p>2015-06-0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date" office:date-value="2015-06-08" calcext:value-type="date">
            <text:p>2015-06-08</text:p>
          </table:table-cell>
          <table:table-cell office:value-type="date" office:date-value="2015-06-14" calcext:value-type="date">
            <text:p>2015-06-1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date" office:date-value="2015-06-15" calcext:value-type="date">
            <text:p>2015-06-15</text:p>
          </table:table-cell>
          <table:table-cell office:value-type="date" office:date-value="2015-06-21" calcext:value-type="date">
            <text:p>2015-06-2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date" office:date-value="2015-06-22" calcext:value-type="date">
            <text:p>2015-06-22</text:p>
          </table:table-cell>
          <table:table-cell office:value-type="date" office:date-value="2015-06-28" calcext:value-type="date">
            <text:p>2015-06-2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date" office:date-value="2015-06-29" calcext:value-type="date">
            <text:p>2015-06-29</text:p>
          </table:table-cell>
          <table:table-cell office:value-type="date" office:date-value="2015-07-05" calcext:value-type="date">
            <text:p>2015-07-0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date" office:date-value="2015-07-06" calcext:value-type="date">
            <text:p>2015-07-06</text:p>
          </table:table-cell>
          <table:table-cell office:value-type="date" office:date-value="2015-07-12" calcext:value-type="date">
            <text:p>2015-07-1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date" office:date-value="2015-07-13" calcext:value-type="date">
            <text:p>2015-07-13</text:p>
          </table:table-cell>
          <table:table-cell office:value-type="date" office:date-value="2015-07-19" calcext:value-type="date">
            <text:p>2015-07-1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date" office:date-value="2015-07-20" calcext:value-type="date">
            <text:p>2015-07-20</text:p>
          </table:table-cell>
          <table:table-cell office:value-type="date" office:date-value="2015-07-26" calcext:value-type="date">
            <text:p>2015-07-2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date" office:date-value="2015-07-27" calcext:value-type="date">
            <text:p>2015-07-27</text:p>
          </table:table-cell>
          <table:table-cell office:value-type="date" office:date-value="2015-08-02" calcext:value-type="date">
            <text:p>2015-08-02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date" office:date-value="2015-08-03" calcext:value-type="date">
            <text:p>2015-08-03</text:p>
          </table:table-cell>
          <table:table-cell office:value-type="date" office:date-value="2015-08-09" calcext:value-type="date">
            <text:p>2015-08-0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8-10" calcext:value-type="date">
            <text:p>2015-08-10</text:p>
          </table:table-cell>
          <table:table-cell office:value-type="date" office:date-value="2015-08-16" calcext:value-type="date">
            <text:p>2015-08-16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date" office:date-value="2015-08-17" calcext:value-type="date">
            <text:p>2015-08-17</text:p>
          </table:table-cell>
          <table:table-cell office:value-type="date" office:date-value="2015-08-23" calcext:value-type="date">
            <text:p>2015-08-2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date" office:date-value="2015-08-24" calcext:value-type="date">
            <text:p>2015-08-24</text:p>
          </table:table-cell>
          <table:table-cell office:value-type="date" office:date-value="2015-08-30" calcext:value-type="date">
            <text:p>2015-08-3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date" office:date-value="2015-08-31" calcext:value-type="date">
            <text:p>2015-08-31</text:p>
          </table:table-cell>
          <table:table-cell office:value-type="date" office:date-value="2015-09-06" calcext:value-type="date">
            <text:p>2015-09-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date" office:date-value="2015-09-07" calcext:value-type="date">
            <text:p>2015-09-07</text:p>
          </table:table-cell>
          <table:table-cell office:value-type="date" office:date-value="2015-09-13" calcext:value-type="date">
            <text:p>2015-09-1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date" office:date-value="2015-09-14" calcext:value-type="date">
            <text:p>2015-09-14</text:p>
          </table:table-cell>
          <table:table-cell office:value-type="date" office:date-value="2015-09-20" calcext:value-type="date">
            <text:p>2015-09-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date" office:date-value="2015-09-21" calcext:value-type="date">
            <text:p>2015-09-21</text:p>
          </table:table-cell>
          <table:table-cell office:value-type="date" office:date-value="2015-09-27" calcext:value-type="date">
            <text:p>2015-09-27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9-28" calcext:value-type="date">
            <text:p>2015-09-28</text:p>
          </table:table-cell>
          <table:table-cell office:value-type="date" office:date-value="2015-10-04" calcext:value-type="date">
            <text:p>2015-10-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date" office:date-value="2015-10-05" calcext:value-type="date">
            <text:p>2015-10-05</text:p>
          </table:table-cell>
          <table:table-cell office:value-type="date" office:date-value="2015-10-11" calcext:value-type="date">
            <text:p>2015-10-1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date" office:date-value="2015-10-12" calcext:value-type="date">
            <text:p>2015-10-12</text:p>
          </table:table-cell>
          <table:table-cell office:value-type="date" office:date-value="2015-10-18" calcext:value-type="date">
            <text:p>2015-10-1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date" office:date-value="2015-10-19" calcext:value-type="date">
            <text:p>2015-10-19</text:p>
          </table:table-cell>
          <table:table-cell office:value-type="date" office:date-value="2015-10-25" calcext:value-type="date">
            <text:p>2015-10-2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date" office:date-value="2015-10-26" calcext:value-type="date">
            <text:p>2015-10-26</text:p>
          </table:table-cell>
          <table:table-cell office:value-type="date" office:date-value="2015-11-01" calcext:value-type="date">
            <text:p>2015-11-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date" office:date-value="2015-11-02" calcext:value-type="date">
            <text:p>2015-11-02</text:p>
          </table:table-cell>
          <table:table-cell office:value-type="date" office:date-value="2015-11-08" calcext:value-type="date">
            <text:p>2015-11-0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date" office:date-value="2015-11-09" calcext:value-type="date">
            <text:p>2015-11-09</text:p>
          </table:table-cell>
          <table:table-cell office:value-type="date" office:date-value="2015-11-15" calcext:value-type="date">
            <text:p>2015-11-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date" office:date-value="2015-11-16" calcext:value-type="date">
            <text:p>2015-11-16</text:p>
          </table:table-cell>
          <table:table-cell office:value-type="date" office:date-value="2015-11-22" calcext:value-type="date">
            <text:p>2015-11-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date" office:date-value="2015-11-23" calcext:value-type="date">
            <text:p>2015-11-23</text:p>
          </table:table-cell>
          <table:table-cell office:value-type="date" office:date-value="2015-11-29" calcext:value-type="date">
            <text:p>2015-11-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date" office:date-value="2015-11-30" calcext:value-type="date">
            <text:p>2015-11-30</text:p>
          </table:table-cell>
          <table:table-cell office:value-type="date" office:date-value="2015-12-06" calcext:value-type="date">
            <text:p>2015-12-0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date" office:date-value="2015-12-07" calcext:value-type="date">
            <text:p>2015-12-07</text:p>
          </table:table-cell>
          <table:table-cell office:value-type="date" office:date-value="2015-12-13" calcext:value-type="date">
            <text:p>2015-12-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date" office:date-value="2015-12-14" calcext:value-type="date">
            <text:p>2015-12-14</text:p>
          </table:table-cell>
          <table:table-cell office:value-type="date" office:date-value="2015-12-20" calcext:value-type="date">
            <text:p>2015-12-2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date" office:date-value="2015-12-21" calcext:value-type="date">
            <text:p>2015-12-21</text:p>
          </table:table-cell>
          <table:table-cell office:value-type="date" office:date-value="2015-12-27" calcext:value-type="date">
            <text:p>2015-12-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date" office:date-value="2015-12-28" calcext:value-type="date">
            <text:p>2015-12-28</text:p>
          </table:table-cell>
          <table:table-cell office:value-type="date" office:date-value="2016-01-03" calcext:value-type="date">
            <text:p>2016-01-0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4" calcext:value-type="date">
            <text:p>2016-01-04</text:p>
          </table:table-cell>
          <table:table-cell office:value-type="date" office:date-value="2016-01-10" calcext:value-type="date">
            <text:p>2016-01-1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11" calcext:value-type="date">
            <text:p>2016-01-11</text:p>
          </table:table-cell>
          <table:table-cell office:value-type="date" office:date-value="2016-01-17" calcext:value-type="date">
            <text:p>2016-01-1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18" calcext:value-type="date">
            <text:p>2016-01-18</text:p>
          </table:table-cell>
          <table:table-cell office:value-type="date" office:date-value="2016-01-24" calcext:value-type="date">
            <text:p>2016-01-2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25" calcext:value-type="date">
            <text:p>2016-01-25</text:p>
          </table:table-cell>
          <table:table-cell office:value-type="date" office:date-value="2016-01-31" calcext:value-type="date">
            <text:p>2016-01-3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date" office:date-value="2016-02-01" calcext:value-type="date">
            <text:p>2016-02-01</text:p>
          </table:table-cell>
          <table:table-cell office:value-type="date" office:date-value="2016-02-07" calcext:value-type="date">
            <text:p>2016-02-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2-08" calcext:value-type="date">
            <text:p>2016-02-08</text:p>
          </table:table-cell>
          <table:table-cell office:value-type="date" office:date-value="2016-02-14" calcext:value-type="date">
            <text:p>2016-02-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date" office:date-value="2016-02-15" calcext:value-type="date">
            <text:p>2016-02-15</text:p>
          </table:table-cell>
          <table:table-cell office:value-type="date" office:date-value="2016-02-21" calcext:value-type="date">
            <text:p>2016-02-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date" office:date-value="2016-02-22" calcext:value-type="date">
            <text:p>2016-02-22</text:p>
          </table:table-cell>
          <table:table-cell office:value-type="date" office:date-value="2016-02-28" calcext:value-type="date">
            <text:p>2016-02-2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date" office:date-value="2016-02-29" calcext:value-type="date">
            <text:p>2016-02-29</text:p>
          </table:table-cell>
          <table:table-cell office:value-type="date" office:date-value="2016-03-06" calcext:value-type="date">
            <text:p>2016-03-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3-07" calcext:value-type="date">
            <text:p>2016-03-07</text:p>
          </table:table-cell>
          <table:table-cell office:value-type="date" office:date-value="2016-03-13" calcext:value-type="date">
            <text:p>2016-03-1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3-14" calcext:value-type="date">
            <text:p>2016-03-14</text:p>
          </table:table-cell>
          <table:table-cell office:value-type="date" office:date-value="2016-03-20" calcext:value-type="date">
            <text:p>2016-03-2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3-21" calcext:value-type="date">
            <text:p>2016-03-21</text:p>
          </table:table-cell>
          <table:table-cell office:value-type="date" office:date-value="2016-03-27" calcext:value-type="date">
            <text:p>2016-03-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3-28" calcext:value-type="date">
            <text:p>2016-03-28</text:p>
          </table:table-cell>
          <table:table-cell office:value-type="date" office:date-value="2016-04-03" calcext:value-type="date">
            <text:p>2016-04-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4-04" calcext:value-type="date">
            <text:p>2016-04-04</text:p>
          </table:table-cell>
          <table:table-cell office:value-type="date" office:date-value="2016-04-10" calcext:value-type="date">
            <text:p>2016-04-1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4-11" calcext:value-type="date">
            <text:p>2016-04-11</text:p>
          </table:table-cell>
          <table:table-cell office:value-type="date" office:date-value="2016-04-17" calcext:value-type="date">
            <text:p>2016-04-1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date" office:date-value="2016-04-18" calcext:value-type="date">
            <text:p>2016-04-18</text:p>
          </table:table-cell>
          <table:table-cell office:value-type="date" office:date-value="2016-04-24" calcext:value-type="date">
            <text:p>2016-04-2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date" office:date-value="2016-04-25" calcext:value-type="date">
            <text:p>2016-04-25</text:p>
          </table:table-cell>
          <table:table-cell office:value-type="date" office:date-value="2016-05-01" calcext:value-type="date">
            <text:p>2016-05-0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date" office:date-value="2016-05-02" calcext:value-type="date">
            <text:p>2016-05-02</text:p>
          </table:table-cell>
          <table:table-cell office:value-type="date" office:date-value="2016-05-08" calcext:value-type="date">
            <text:p>2016-05-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date" office:date-value="2016-05-09" calcext:value-type="date">
            <text:p>2016-05-09</text:p>
          </table:table-cell>
          <table:table-cell office:value-type="date" office:date-value="2016-05-15" calcext:value-type="date">
            <text:p>2016-05-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5-16" calcext:value-type="date">
            <text:p>2016-05-16</text:p>
          </table:table-cell>
          <table:table-cell office:value-type="date" office:date-value="2016-05-22" calcext:value-type="date">
            <text:p>2016-05-2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date" office:date-value="2016-05-23" calcext:value-type="date">
            <text:p>2016-05-23</text:p>
          </table:table-cell>
          <table:table-cell office:value-type="date" office:date-value="2016-05-29" calcext:value-type="date">
            <text:p>2016-05-2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5-30" calcext:value-type="date">
            <text:p>2016-05-30</text:p>
          </table:table-cell>
          <table:table-cell office:value-type="date" office:date-value="2016-06-05" calcext:value-type="date">
            <text:p>2016-06-0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6-06" calcext:value-type="date">
            <text:p>2016-06-06</text:p>
          </table:table-cell>
          <table:table-cell office:value-type="date" office:date-value="2016-06-12" calcext:value-type="date">
            <text:p>2016-06-1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date" office:date-value="2016-06-13" calcext:value-type="date">
            <text:p>2016-06-13</text:p>
          </table:table-cell>
          <table:table-cell office:value-type="date" office:date-value="2016-06-19" calcext:value-type="date">
            <text:p>2016-06-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6-20" calcext:value-type="date">
            <text:p>2016-06-20</text:p>
          </table:table-cell>
          <table:table-cell office:value-type="date" office:date-value="2016-06-26" calcext:value-type="date">
            <text:p>2016-06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date" office:date-value="2016-06-27" calcext:value-type="date">
            <text:p>2016-06-27</text:p>
          </table:table-cell>
          <table:table-cell office:value-type="date" office:date-value="2016-07-03" calcext:value-type="date">
            <text:p>2016-07-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date" office:date-value="2016-07-04" calcext:value-type="date">
            <text:p>2016-07-04</text:p>
          </table:table-cell>
          <table:table-cell office:value-type="date" office:date-value="2016-07-10" calcext:value-type="date">
            <text:p>2016-07-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date" office:date-value="2016-07-11" calcext:value-type="date">
            <text:p>2016-07-11</text:p>
          </table:table-cell>
          <table:table-cell office:value-type="date" office:date-value="2016-07-17" calcext:value-type="date">
            <text:p>2016-07-1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date" office:date-value="2016-07-18" calcext:value-type="date">
            <text:p>2016-07-18</text:p>
          </table:table-cell>
          <table:table-cell office:value-type="date" office:date-value="2016-07-24" calcext:value-type="date">
            <text:p>2016-07-24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7-25" calcext:value-type="date">
            <text:p>2016-07-25</text:p>
          </table:table-cell>
          <table:table-cell office:value-type="date" office:date-value="2016-07-31" calcext:value-type="date">
            <text:p>2016-07-3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date" office:date-value="2016-08-01" calcext:value-type="date">
            <text:p>2016-08-01</text:p>
          </table:table-cell>
          <table:table-cell office:value-type="date" office:date-value="2016-08-07" calcext:value-type="date">
            <text:p>2016-08-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date" office:date-value="2016-08-08" calcext:value-type="date">
            <text:p>2016-08-08</text:p>
          </table:table-cell>
          <table:table-cell office:value-type="date" office:date-value="2016-08-14" calcext:value-type="date">
            <text:p>2016-08-1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8-15" calcext:value-type="date">
            <text:p>2016-08-15</text:p>
          </table:table-cell>
          <table:table-cell office:value-type="date" office:date-value="2016-08-21" calcext:value-type="date">
            <text:p>2016-08-2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date" office:date-value="2016-08-22" calcext:value-type="date">
            <text:p>2016-08-22</text:p>
          </table:table-cell>
          <table:table-cell office:value-type="date" office:date-value="2016-08-28" calcext:value-type="date">
            <text:p>2016-08-2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date" office:date-value="2016-08-29" calcext:value-type="date">
            <text:p>2016-08-29</text:p>
          </table:table-cell>
          <table:table-cell office:value-type="date" office:date-value="2016-09-04" calcext:value-type="date">
            <text:p>2016-09-0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9-05" calcext:value-type="date">
            <text:p>2016-09-05</text:p>
          </table:table-cell>
          <table:table-cell office:value-type="date" office:date-value="2016-09-11" calcext:value-type="date">
            <text:p>2016-09-1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date" office:date-value="2016-09-12" calcext:value-type="date">
            <text:p>2016-09-12</text:p>
          </table:table-cell>
          <table:table-cell office:value-type="date" office:date-value="2016-09-18" calcext:value-type="date">
            <text:p>2016-09-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date" office:date-value="2016-09-19" calcext:value-type="date">
            <text:p>2016-09-19</text:p>
          </table:table-cell>
          <table:table-cell office:value-type="date" office:date-value="2016-09-25" calcext:value-type="date">
            <text:p>2016-09-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date" office:date-value="2016-09-26" calcext:value-type="date">
            <text:p>2016-09-26</text:p>
          </table:table-cell>
          <table:table-cell office:value-type="date" office:date-value="2016-10-02" calcext:value-type="date">
            <text:p>2016-10-0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date" office:date-value="2016-10-03" calcext:value-type="date">
            <text:p>2016-10-03</text:p>
          </table:table-cell>
          <table:table-cell office:value-type="date" office:date-value="2016-10-09" calcext:value-type="date">
            <text:p>2016-10-0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date" office:date-value="2016-10-10" calcext:value-type="date">
            <text:p>2016-10-10</text:p>
          </table:table-cell>
          <table:table-cell office:value-type="date" office:date-value="2016-10-16" calcext:value-type="date">
            <text:p>2016-10-1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date" office:date-value="2016-10-17" calcext:value-type="date">
            <text:p>2016-10-17</text:p>
          </table:table-cell>
          <table:table-cell office:value-type="date" office:date-value="2016-10-23" calcext:value-type="date">
            <text:p>2016-10-2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date" office:date-value="2016-10-24" calcext:value-type="date">
            <text:p>2016-10-24</text:p>
          </table:table-cell>
          <table:table-cell office:value-type="date" office:date-value="2016-10-30" calcext:value-type="date">
            <text:p>2016-10-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date" office:date-value="2016-10-31" calcext:value-type="date">
            <text:p>2016-10-31</text:p>
          </table:table-cell>
          <table:table-cell office:value-type="date" office:date-value="2016-11-06" calcext:value-type="date">
            <text:p>2016-11-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date" office:date-value="2016-11-07" calcext:value-type="date">
            <text:p>2016-11-07</text:p>
          </table:table-cell>
          <table:table-cell office:value-type="date" office:date-value="2016-11-13" calcext:value-type="date">
            <text:p>2016-11-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date" office:date-value="2016-11-14" calcext:value-type="date">
            <text:p>2016-11-14</text:p>
          </table:table-cell>
          <table:table-cell office:value-type="date" office:date-value="2016-11-20" calcext:value-type="date">
            <text:p>2016-11-2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date" office:date-value="2016-11-21" calcext:value-type="date">
            <text:p>2016-11-21</text:p>
          </table:table-cell>
          <table:table-cell office:value-type="date" office:date-value="2016-11-27" calcext:value-type="date">
            <text:p>2016-11-2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date" office:date-value="2016-11-28" calcext:value-type="date">
            <text:p>2016-11-28</text:p>
          </table:table-cell>
          <table:table-cell office:value-type="date" office:date-value="2016-12-04" calcext:value-type="date">
            <text:p>2016-12-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date" office:date-value="2016-12-05" calcext:value-type="date">
            <text:p>2016-12-05</text:p>
          </table:table-cell>
          <table:table-cell office:value-type="date" office:date-value="2016-12-11" calcext:value-type="date">
            <text:p>2016-12-1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2-12" calcext:value-type="date">
            <text:p>2016-12-12</text:p>
          </table:table-cell>
          <table:table-cell office:value-type="date" office:date-value="2016-12-18" calcext:value-type="date">
            <text:p>2016-12-1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date" office:date-value="2016-12-19" calcext:value-type="date">
            <text:p>2016-12-19</text:p>
          </table:table-cell>
          <table:table-cell office:value-type="date" office:date-value="2016-12-25" calcext:value-type="date">
            <text:p>2016-12-2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date" office:date-value="2016-12-26" calcext:value-type="date">
            <text:p>2016-12-26</text:p>
          </table:table-cell>
          <table:table-cell office:value-type="date" office:date-value="2017-01-01" calcext:value-type="date">
            <text:p>2017-01-0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2017-01-02</text:p>
          </table:table-cell>
          <table:table-cell office:value-type="date" office:date-value="2017-01-08" calcext:value-type="date">
            <text:p>2017-01-0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2017-01-09</text:p>
          </table:table-cell>
          <table:table-cell office:value-type="date" office:date-value="2017-01-15" calcext:value-type="date">
            <text:p>2017-01-1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date" office:date-value="2017-01-16" calcext:value-type="date">
            <text:p>2017-01-16</text:p>
          </table:table-cell>
          <table:table-cell office:value-type="date" office:date-value="2017-01-22" calcext:value-type="date">
            <text:p>2017-01-2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date" office:date-value="2017-01-23" calcext:value-type="date">
            <text:p>2017-01-23</text:p>
          </table:table-cell>
          <table:table-cell office:value-type="date" office:date-value="2017-01-29" calcext:value-type="date">
            <text:p>2017-01-2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date" office:date-value="2017-01-30" calcext:value-type="date">
            <text:p>2017-01-30</text:p>
          </table:table-cell>
          <table:table-cell office:value-type="date" office:date-value="2017-02-05" calcext:value-type="date">
            <text:p>2017-02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date" office:date-value="2017-02-06" calcext:value-type="date">
            <text:p>2017-02-06</text:p>
          </table:table-cell>
          <table:table-cell office:value-type="date" office:date-value="2017-02-12" calcext:value-type="date">
            <text:p>2017-02-1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date" office:date-value="2017-02-13" calcext:value-type="date">
            <text:p>2017-02-13</text:p>
          </table:table-cell>
          <table:table-cell office:value-type="date" office:date-value="2017-02-19" calcext:value-type="date">
            <text:p>2017-02-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date" office:date-value="2017-02-20" calcext:value-type="date">
            <text:p>2017-02-20</text:p>
          </table:table-cell>
          <table:table-cell office:value-type="date" office:date-value="2017-02-26" calcext:value-type="date">
            <text:p>2017-02-2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date" office:date-value="2017-02-27" calcext:value-type="date">
            <text:p>2017-02-27</text:p>
          </table:table-cell>
          <table:table-cell office:value-type="date" office:date-value="2017-03-05" calcext:value-type="date">
            <text:p>2017-03-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date" office:date-value="2017-03-06" calcext:value-type="date">
            <text:p>2017-03-06</text:p>
          </table:table-cell>
          <table:table-cell office:value-type="date" office:date-value="2017-03-12" calcext:value-type="date">
            <text:p>2017-03-1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date" office:date-value="2017-03-13" calcext:value-type="date">
            <text:p>2017-03-13</text:p>
          </table:table-cell>
          <table:table-cell office:value-type="date" office:date-value="2017-03-19" calcext:value-type="date">
            <text:p>2017-03-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date" office:date-value="2017-03-20" calcext:value-type="date">
            <text:p>2017-03-20</text:p>
          </table:table-cell>
          <table:table-cell office:value-type="date" office:date-value="2017-03-26" calcext:value-type="date">
            <text:p>2017-03-2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date" office:date-value="2017-03-27" calcext:value-type="date">
            <text:p>2017-03-27</text:p>
          </table:table-cell>
          <table:table-cell office:value-type="date" office:date-value="2017-04-02" calcext:value-type="date">
            <text:p>2017-04-0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4-03" calcext:value-type="date">
            <text:p>2017-04-03</text:p>
          </table:table-cell>
          <table:table-cell office:value-type="date" office:date-value="2017-04-09" calcext:value-type="date">
            <text:p>2017-04-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date" office:date-value="2017-04-10" calcext:value-type="date">
            <text:p>2017-04-10</text:p>
          </table:table-cell>
          <table:table-cell office:value-type="date" office:date-value="2017-04-16" calcext:value-type="date">
            <text:p>2017-04-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4-17" calcext:value-type="date">
            <text:p>2017-04-17</text:p>
          </table:table-cell>
          <table:table-cell office:value-type="date" office:date-value="2017-04-23" calcext:value-type="date">
            <text:p>2017-04-23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date" office:date-value="2017-04-24" calcext:value-type="date">
            <text:p>2017-04-24</text:p>
          </table:table-cell>
          <table:table-cell office:value-type="date" office:date-value="2017-04-30" calcext:value-type="date">
            <text:p>2017-04-3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date" office:date-value="2017-05-01" calcext:value-type="date">
            <text:p>2017-05-01</text:p>
          </table:table-cell>
          <table:table-cell office:value-type="date" office:date-value="2017-05-07" calcext:value-type="date">
            <text:p>2017-05-0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date" office:date-value="2017-05-08" calcext:value-type="date">
            <text:p>2017-05-08</text:p>
          </table:table-cell>
          <table:table-cell office:value-type="date" office:date-value="2017-05-14" calcext:value-type="date">
            <text:p>2017-05-1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date" office:date-value="2017-05-15" calcext:value-type="date">
            <text:p>2017-05-15</text:p>
          </table:table-cell>
          <table:table-cell office:value-type="date" office:date-value="2017-05-21" calcext:value-type="date">
            <text:p>2017-05-2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date" office:date-value="2017-05-22" calcext:value-type="date">
            <text:p>2017-05-22</text:p>
          </table:table-cell>
          <table:table-cell office:value-type="date" office:date-value="2017-05-28" calcext:value-type="date">
            <text:p>2017-05-2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date" office:date-value="2017-05-29" calcext:value-type="date">
            <text:p>2017-05-29</text:p>
          </table:table-cell>
          <table:table-cell office:value-type="date" office:date-value="2017-06-04" calcext:value-type="date">
            <text:p>2017-06-0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date" office:date-value="2017-06-05" calcext:value-type="date">
            <text:p>2017-06-05</text:p>
          </table:table-cell>
          <table:table-cell office:value-type="date" office:date-value="2017-06-11" calcext:value-type="date">
            <text:p>2017-06-1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date" office:date-value="2017-06-12" calcext:value-type="date">
            <text:p>2017-06-12</text:p>
          </table:table-cell>
          <table:table-cell office:value-type="date" office:date-value="2017-06-18" calcext:value-type="date">
            <text:p>2017-06-1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date" office:date-value="2017-06-19" calcext:value-type="date">
            <text:p>2017-06-19</text:p>
          </table:table-cell>
          <table:table-cell office:value-type="date" office:date-value="2017-06-25" calcext:value-type="date">
            <text:p>2017-06-2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date" office:date-value="2017-06-26" calcext:value-type="date">
            <text:p>2017-06-26</text:p>
          </table:table-cell>
          <table:table-cell office:value-type="date" office:date-value="2017-07-02" calcext:value-type="date">
            <text:p>2017-07-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date" office:date-value="2017-07-03" calcext:value-type="date">
            <text:p>2017-07-03</text:p>
          </table:table-cell>
          <table:table-cell office:value-type="date" office:date-value="2017-07-09" calcext:value-type="date">
            <text:p>2017-07-0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date" office:date-value="2017-07-10" calcext:value-type="date">
            <text:p>2017-07-10</text:p>
          </table:table-cell>
          <table:table-cell office:value-type="date" office:date-value="2017-07-16" calcext:value-type="date">
            <text:p>2017-07-1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date" office:date-value="2017-07-17" calcext:value-type="date">
            <text:p>2017-07-17</text:p>
          </table:table-cell>
          <table:table-cell office:value-type="date" office:date-value="2017-07-23" calcext:value-type="date">
            <text:p>2017-07-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date" office:date-value="2017-07-24" calcext:value-type="date">
            <text:p>2017-07-24</text:p>
          </table:table-cell>
          <table:table-cell office:value-type="date" office:date-value="2017-07-30" calcext:value-type="date">
            <text:p>2017-07-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date" office:date-value="2017-07-31" calcext:value-type="date">
            <text:p>2017-07-31</text:p>
          </table:table-cell>
          <table:table-cell office:value-type="date" office:date-value="2017-08-06" calcext:value-type="date">
            <text:p>2017-08-06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date" office:date-value="2017-08-07" calcext:value-type="date">
            <text:p>2017-08-07</text:p>
          </table:table-cell>
          <table:table-cell office:value-type="date" office:date-value="2017-08-13" calcext:value-type="date">
            <text:p>2017-08-1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date" office:date-value="2017-08-14" calcext:value-type="date">
            <text:p>2017-08-14</text:p>
          </table:table-cell>
          <table:table-cell office:value-type="date" office:date-value="2017-08-20" calcext:value-type="date">
            <text:p>2017-08-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27" calcext:value-type="date">
            <text:p>2017-08-27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9-03" calcext:value-type="date">
            <text:p>2017-09-03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9-10" calcext:value-type="date">
            <text:p>2017-09-1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17" calcext:value-type="date">
            <text:p>2017-09-1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24" calcext:value-type="date">
            <text:p>2017-09-24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10-01" calcext:value-type="date">
            <text:p>2017-10-0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10-08" calcext:value-type="date">
            <text:p>2017-10-0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15" calcext:value-type="date">
            <text:p>2017-10-15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date" office:date-value="2017-10-16" calcext:value-type="date">
            <text:p>2017-10-16</text:p>
          </table:table-cell>
          <table:table-cell office:value-type="date" office:date-value="2017-10-22" calcext:value-type="date">
            <text:p>2017-10-2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date" office:date-value="2017-10-23" calcext:value-type="date">
            <text:p>2017-10-23</text:p>
          </table:table-cell>
          <table:table-cell office:value-type="date" office:date-value="2017-10-29" calcext:value-type="date">
            <text:p>2017-10-29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date" office:date-value="2017-10-30" calcext:value-type="date">
            <text:p>2017-10-30</text:p>
          </table:table-cell>
          <table:table-cell office:value-type="date" office:date-value="2017-11-05" calcext:value-type="date">
            <text:p>2017-11-0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date" office:date-value="2017-11-06" calcext:value-type="date">
            <text:p>2017-11-06</text:p>
          </table:table-cell>
          <table:table-cell office:value-type="date" office:date-value="2017-11-12" calcext:value-type="date">
            <text:p>2017-11-1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date" office:date-value="2017-11-13" calcext:value-type="date">
            <text:p>2017-11-13</text:p>
          </table:table-cell>
          <table:table-cell office:value-type="date" office:date-value="2017-11-19" calcext:value-type="date">
            <text:p>2017-11-19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date" office:date-value="2017-11-20" calcext:value-type="date">
            <text:p>2017-11-20</text:p>
          </table:table-cell>
          <table:table-cell office:value-type="date" office:date-value="2017-11-26" calcext:value-type="date">
            <text:p>2017-11-2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date" office:date-value="2017-11-27" calcext:value-type="date">
            <text:p>2017-11-27</text:p>
          </table:table-cell>
          <table:table-cell office:value-type="date" office:date-value="2017-12-03" calcext:value-type="date">
            <text:p>2017-12-0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date" office:date-value="2017-12-04" calcext:value-type="date">
            <text:p>2017-12-04</text:p>
          </table:table-cell>
          <table:table-cell office:value-type="date" office:date-value="2017-12-10" calcext:value-type="date">
            <text:p>2017-12-1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date" office:date-value="2017-12-11" calcext:value-type="date">
            <text:p>2017-12-11</text:p>
          </table:table-cell>
          <table:table-cell office:value-type="date" office:date-value="2017-12-17" calcext:value-type="date">
            <text:p>2017-12-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date" office:date-value="2017-12-18" calcext:value-type="date">
            <text:p>2017-12-18</text:p>
          </table:table-cell>
          <table:table-cell office:value-type="date" office:date-value="2017-12-24" calcext:value-type="date">
            <text:p>2017-12-2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date" office:date-value="2017-12-25" calcext:value-type="date">
            <text:p>2017-12-25</text:p>
          </table:table-cell>
          <table:table-cell office:value-type="date" office:date-value="2017-12-31" calcext:value-type="date">
            <text:p>2017-12-3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8-01-07" calcext:value-type="date">
            <text:p>2018-01-0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date" office:date-value="2018-01-08" calcext:value-type="date">
            <text:p>2018-01-08</text:p>
          </table:table-cell>
          <table:table-cell office:value-type="date" office:date-value="2018-01-14" calcext:value-type="date">
            <text:p>2018-01-14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Report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Region of the Americas of WHO</text:p>
          </table:table-cell>
          <table:table-cell office:value-type="string" calcext:value-type="string">
            <text:p>Central America and Caribbean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date" office:date-value="2018-01-15" calcext:value-type="date">
            <text:p>2018-01-15</text:p>
          </table:table-cell>
          <table:table-cell office:value-type="date" office:date-value="2018-01-21" calcext:value-type="date">
            <text:p>2018-01-2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0:26:39.668038516</dc:date>
    <meta:editing-duration>PT18H26M21S</meta:editing-duration>
    <meta:editing-cycles>1</meta:editing-cycles>
    <meta:document-statistic meta:table-count="1" meta:cell-count="9388" meta:object-count="0"/>
    <meta:generator>LibreOffice/7.5.3.2$Linux_X86_64 LibreOffice_project/50$Build-2</meta:generator>
  </office:meta>
</office:document-meta>
</file>